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54cm" fo:break-before="auto" style:use-optimal-row-height="false"/>
    </style:style>
    <style:style style:name="ro4" style:family="table-row">
      <style:table-row-properties style:row-height="0.455cm" fo:break-before="auto" style:use-optimal-row-height="fals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38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0.91pt solid #1a1a1a" style:direction="ltr" fo:padding="0.071cm" fo:border-right="0.3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38">
      <style:table-cell-properties style:glyph-orientation-vertical="0" fo:border-bottom="0.91pt solid #1a1a1a" style:diagonal-bl-tr="none" style:diagonal-tl-br="none" style:text-align-source="fix" style:repeat-content="false" fo:wrap-option="no-wrap" fo:border-left="0.91pt solid #1a1a1a" style:direction="ltr" fo:padding="0.071cm" fo:border-right="0.3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1a1a1a" style:direction="ltr" fo:padding="0.071cm" fo:border-right="0.3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38">
      <style:table-cell-properties style:glyph-orientation-vertical="0" fo:border-bottom="0.31pt solid #1a1a1a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" style:family="table-cell" style:parent-style-name="Default">
      <style:table-cell-properties fo:background-color="#ccffcc" fo:padding="0.071cm"/>
    </style:style>
    <style:style style:name="ce15" style:family="table-cell" style:parent-style-name="Default">
      <style:table-cell-properties fo:border-bottom="0.31pt solid #1a1a1a" fo:background-color="#ccffcc" style:diagonal-bl-tr="none" style:diagonal-tl-br="none" fo:border-left="none" fo:padding="0.071cm" fo:border-right="none" style:rotation-align="none" fo:border-top="none"/>
    </style:style>
    <style:style style:name="ce16" style:family="table-cell" style:parent-style-name="Default">
      <style:table-cell-properties fo:background-color="#ccffcc" style:diagonal-bl-tr="none" style:diagonal-tl-br="none" fo:border="none" fo:padding="0.071cm" style:rotation-align="none"/>
    </style:style>
    <style:style style:name="ce17" style:family="table-cell" style:parent-style-name="Default">
      <style:table-cell-properties fo:background-color="#ffff00" fo:padding="0.071cm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padding="0.071cm"/>
    </style:style>
    <style:style style:name="ce20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1a1a1a" style:direction="ltr" fo:padding="0.071cm" fo:border-right="none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0.91pt solid #1a1a1a" style:direction="ltr" fo:padding="0.071cm" fo:border-right="none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38">
      <style:table-cell-properties fo:border-bottom="none" style:diagonal-bl-tr="none" style:diagonal-tl-br="none" fo:background-color="transparent" fo:border-left="none" fo:padding="0.071cm" fo:border-right="none" style:rotation-align="none" fo:border-top="0.91pt solid #1a1a1a"/>
    </style:style>
    <style:style style:name="ce28" style:family="table-cell" style:parent-style-name="Default" style:data-style-name="N138">
      <style:table-cell-properties fo:border-bottom="0.91pt solid #1a1a1a" style:diagonal-bl-tr="none" style:diagonal-tl-br="none" fo:background-color="transparent" fo:border-left="none" fo:padding="0.071cm" fo:border-right="none" style:rotation-align="none" fo:border-top="none"/>
    </style:style>
    <style:style style:name="ce29" style:family="table-cell" style:parent-style-name="Default" style:data-style-name="N138">
      <style:table-cell-properties fo:border-bottom="0.91pt solid #1a1a1a" style:diagonal-bl-tr="none" style:diagonal-tl-br="none" fo:border-left="none" fo:padding="0.071cm" fo:border-right="none" style:rotation-align="none" fo:border-top="0.91pt solid #1a1a1a"/>
    </style:style>
    <style:style style:name="ce30" style:family="table-cell" style:parent-style-name="Default" style:data-style-name="N138">
      <style:table-cell-properties fo:border-bottom="none" style:diagonal-bl-tr="none" style:diagonal-tl-br="none" fo:border-left="none" fo:padding="0.071cm" fo:border-right="none" style:rotation-align="none" fo:border-top="0.91pt solid #1a1a1a"/>
    </style:style>
    <style:style style:name="ce31" style:family="table-cell" style:parent-style-name="Default" style:data-style-name="N138">
      <style:table-cell-properties fo:border-bottom="0.91pt solid #1a1a1a" style:diagonal-bl-tr="none" style:diagonal-tl-br="none" fo:border-left="none" fo:padding="0.071cm" fo:border-right="none" style:rotation-align="none" fo:border-top="none"/>
    </style:style>
    <style:style style:name="ce32" style:family="table-cell" style:parent-style-name="Default" style:data-style-name="N138">
      <style:table-cell-properties style:diagonal-bl-tr="none" style:diagonal-tl-br="none" fo:border="none" fo:padding="0.071cm" style:rotation-align="none"/>
    </style:style>
    <style:style style:name="ce33" style:family="table-cell" style:parent-style-name="Default" style:data-style-name="N138">
      <style:table-cell-properties fo:padding="0.071cm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138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138">
      <style:table-cell-properties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Default" style:data-style-name="N138">
      <style:table-cell-properties fo:border-bottom="0.31pt solid #1a1a1a" style:diagonal-bl-tr="none" style:diagonal-tl-br="none" fo:border-left="none" fo:padding="0.071cm" fo:border-right="none" style:rotation-align="none" fo:border-top="none"/>
    </style:style>
    <style:style style:name="ce38" style:family="table-cell" style:parent-style-name="Default" style:data-style-name="N138">
      <style:table-cell-properties fo:padding="0.071cm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 style:data-style-name="N138">
      <style:table-cell-properties fo:padding="0.071cm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 style:data-style-name="N138">
      <style:table-cell-properties fo:padding="0.071cm"/>
      <style:text-properties fo:color="#000000" style:text-outline="false" style:text-line-through-styl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41" style:family="table-cell" style:parent-style-name="Default" style:data-style-name="N138">
      <style:table-cell-properties fo:padding="0.071cm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 style:data-style-name="N138">
      <style:table-cell-properties fo:background-color="#ccffcc" fo:padding="0.071cm"/>
    </style:style>
    <style:style style:name="ce43" style:family="table-cell" style:parent-style-name="Default" style:data-style-name="N138">
      <style:table-cell-properties fo:border-bottom="0.31pt solid #1a1a1a" fo:background-color="#ccffcc" style:diagonal-bl-tr="none" style:diagonal-tl-br="none" fo:border-left="none" fo:padding="0.071cm" fo:border-right="none" style:rotation-align="none" fo:border-top="none"/>
    </style:style>
    <style:style style:name="ce44" style:family="table-cell" style:parent-style-name="Default" style:data-style-name="N138">
      <style:table-cell-properties fo:background-color="#ccffcc" style:diagonal-bl-tr="none" style:diagonal-tl-br="none" fo:border="none" fo:padding="0.071cm" style:rotation-align="none"/>
    </style:style>
    <style:style style:name="ce45" style:family="table-cell" style:parent-style-name="Default" style:data-style-name="N138">
      <style:table-cell-properties fo:background-color="#ccffcc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6" style:family="table-cell" style:parent-style-name="Default" style:data-style-name="N138">
      <style:table-cell-properties fo:background-color="#ffff00" fo:padding="0.071cm"/>
    </style:style>
    <style:style style:name="ce47" style:family="table-cell" style:parent-style-name="Default" style:data-style-name="N100">
      <style:table-cell-properties fo:background-color="#ff0000" fo:padding="0.071cm"/>
    </style:style>
    <style:style style:name="ce48" style:family="table-cell" style:parent-style-name="Default" style:data-style-name="N138">
      <style:table-cell-properties style:diagonal-bl-tr="none" style:diagonal-tl-br="none" fo:background-color="transparent" fo:border="none" fo:padding="0.071cm" style:rotation-align="none"/>
    </style:style>
    <style:style style:name="ce4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91pt solid #1a1a1a"/>
    </style:style>
    <style:style style:name="ce50" style:family="table-cell" style:parent-style-name="Default">
      <style:table-cell-properties fo:border-bottom="0.91pt solid #1a1a1a" style:diagonal-bl-tr="none" style:diagonal-tl-br="none" fo:border-left="none" fo:padding="0.071cm" fo:border-right="none" style:rotation-align="none" fo:border-top="none"/>
    </style:style>
    <style:style style:name="ce51" style:family="table-cell" style:parent-style-name="Default">
      <style:table-cell-properties fo:border-bottom="0.31pt solid #1a1a1a" style:diagonal-bl-tr="none" style:diagonal-tl-br="none" fo:border-left="none" fo:padding="0.071cm" fo:border-right="none" style:rotation-align="none" fo:border-top="none"/>
    </style:style>
    <style:style style:name="ce52" style:family="table-cell" style:parent-style-name="Default">
      <style:table-cell-properties fo:border-bottom="none" fo:background-color="#ccffcc" style:diagonal-bl-tr="none" style:diagonal-tl-br="none" fo:border-left="none" fo:padding="0.071cm" fo:border-right="0.31pt solid #1a1a1a" style:rotation-align="none" fo:border-top="none"/>
    </style:style>
    <style:style style:name="ce53" style:family="table-cell" style:parent-style-name="Default">
      <style:table-cell-properties fo:border-bottom="0.31pt solid #1a1a1a" fo:background-color="#ccffcc" style:diagonal-bl-tr="none" style:diagonal-tl-br="none" fo:border-left="none" fo:padding="0.071cm" fo:border-right="0.31pt solid #1a1a1a" style:rotation-align="none" fo:border-top="none"/>
    </style:style>
    <style:style style:name="ce54" style:family="table-cell" style:parent-style-name="Default">
      <style:table-cell-properties fo:border-bottom="none" fo:background-color="#ccffcc" style:diagonal-bl-tr="none" style:diagonal-tl-br="none" fo:border-left="none" fo:padding="0.071cm" fo:border-right="0.31pt solid #1a1a1a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99ccff" style:diagonal-bl-tr="none" style:diagonal-tl-br="none" fo:border-left="none" fo:padding="0.071cm" fo:border-right="0.31pt solid #1a1a1a" style:rotation-align="none" fo:border-top="none"/>
    </style:style>
    <style:style style:name="ce56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1a1a1a" style:rotation-align="none" fo:border-top="non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33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species</text:p>
          </table:table-cell>
          <table:table-cell office:value-type="string">
            <text:p>samples</text:p>
          </table:table-cell>
          <table:table-cell table:style-name="Default" office:value-type="string">
            <text:p>Length.mm</text:p>
          </table:table-cell>
          <table:table-cell office:value-type="string">
            <text:p>tidal_are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6</text:p>
          </table:table-cell>
          <table:table-cell table:style-name="ce25" office:value-type="float" office:value="10.2">
            <text:p>10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6</text:p>
          </table:table-cell>
          <table:table-cell table:style-name="ce25" office:value-type="float" office:value="14.3">
            <text:p>14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6</text:p>
          </table:table-cell>
          <table:table-cell table:style-name="ce25" office:value-type="float" office:value="7.6">
            <text:p>7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6</text:p>
          </table:table-cell>
          <table:table-cell table:style-name="ce25" office:value-type="float" office:value="8.4">
            <text:p>8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6</text:p>
          </table:table-cell>
          <table:table-cell table:style-name="ce25" office:value-type="float" office:value="10.5">
            <text:p>10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8</text:p>
          </table:table-cell>
          <table:table-cell table:style-name="ce25" office:value-type="float" office:value="11.2">
            <text:p>11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8</text:p>
          </table:table-cell>
          <table:table-cell table:style-name="ce25" office:value-type="float" office:value="4.4">
            <text:p>4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8</text:p>
          </table:table-cell>
          <table:table-cell table:style-name="ce25" office:value-type="float" office:value="11.9">
            <text:p>11,9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8</text:p>
          </table:table-cell>
          <table:table-cell table:style-name="ce25" office:value-type="float" office:value="3.4">
            <text:p>3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9</text:p>
          </table:table-cell>
          <table:table-cell table:style-name="ce25" office:value-type="float" office:value="10.8">
            <text:p>10,8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9</text:p>
          </table:table-cell>
          <table:table-cell table:style-name="ce25" office:value-type="float" office:value="4.7">
            <text:p>4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9</text:p>
          </table:table-cell>
          <table:table-cell table:style-name="ce25" office:value-type="float" office:value="13.5">
            <text:p>13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4" office:value-type="string">
            <text:p>M-9</text:p>
          </table:table-cell>
          <table:table-cell table:style-name="ce25" office:value-type="float" office:value="8">
            <text:p>8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1</text:p>
          </table:table-cell>
          <table:table-cell table:style-name="ce26" office:value-type="float" office:value="2.6">
            <text:p>2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3</text:p>
          </table:table-cell>
          <table:table-cell table:style-name="ce26" office:value-type="float" office:value="7.7">
            <text:p>7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3</text:p>
          </table:table-cell>
          <table:table-cell table:style-name="ce26" office:value-type="float" office:value="7">
            <text:p>7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3</text:p>
          </table:table-cell>
          <table:table-cell table:style-name="ce26" office:value-type="float" office:value="7.5">
            <text:p>7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3</text:p>
          </table:table-cell>
          <table:table-cell table:style-name="ce26" office:value-type="float" office:value="9.6">
            <text:p>9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4</text:p>
          </table:table-cell>
          <table:table-cell table:style-name="ce26" office:value-type="float" office:value="4.7">
            <text:p>4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4</text:p>
          </table:table-cell>
          <table:table-cell table:style-name="ce26" office:value-type="float" office:value="12.1">
            <text:p>12,1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4</text:p>
          </table:table-cell>
          <table:table-cell table:style-name="ce26" office:value-type="float" office:value="8.3">
            <text:p>8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5</text:p>
          </table:table-cell>
          <table:table-cell table:style-name="ce26" office:value-type="float" office:value="14.2">
            <text:p>14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5</text:p>
          </table:table-cell>
          <table:table-cell table:style-name="ce26"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5</text:p>
          </table:table-cell>
          <table:table-cell table:style-name="ce26" office:value-type="float" office:value="15.4">
            <text:p>15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5</text:p>
          </table:table-cell>
          <table:table-cell table:style-name="ce26" office:value-type="float" office:value="17.5">
            <text:p>17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5</text:p>
          </table:table-cell>
          <table:table-cell table:style-name="ce26" office:value-type="float" office:value="18.2">
            <text:p>18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5</text:p>
          </table:table-cell>
          <table:table-cell table:style-name="ce26" office:value-type="float" office:value="18.3">
            <text:p>18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6</text:p>
          </table:table-cell>
          <table:table-cell table:style-name="ce26" office:value-type="float" office:value="4">
            <text:p>4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8</text:p>
          </table:table-cell>
          <table:table-cell table:style-name="ce26" office:value-type="float" office:value="7.2">
            <text:p>7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8</text:p>
          </table:table-cell>
          <table:table-cell table:style-name="ce26" office:value-type="float" office:value="4.7">
            <text:p>4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9</text:p>
          </table:table-cell>
          <table:table-cell table:style-name="ce26" office:value-type="float" office:value="3">
            <text:p>3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9</text:p>
          </table:table-cell>
          <table:table-cell table:style-name="ce26" office:value-type="float" office:value="5.7">
            <text:p>5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9</text:p>
          </table:table-cell>
          <table:table-cell table:style-name="ce26" office:value-type="float" office:value="9.2">
            <text:p>9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M-19</text:p>
          </table:table-cell>
          <table:table-cell table:style-name="ce26" office:value-type="float" office:value="14">
            <text:p>14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-3</text:p>
          </table:table-cell>
          <table:table-cell table:style-name="ce26" office:value-type="float" office:value="8.7">
            <text:p>8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-3</text:p>
          </table:table-cell>
          <table:table-cell table:style-name="ce26" office:value-type="float" office:value="4.1">
            <text:p>4,1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I-1</text:p>
          </table:table-cell>
          <table:table-cell table:style-name="ce26" office:value-type="float" office:value="7.5">
            <text:p>7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I-3</text:p>
          </table:table-cell>
          <table:table-cell table:style-name="ce26" office:value-type="float" office:value="4.5">
            <text:p>4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II-1</text:p>
          </table:table-cell>
          <table:table-cell table:style-name="ce26" office:value-type="float" office:value="4.7">
            <text:p>4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II-1</text:p>
          </table:table-cell>
          <table:table-cell table:style-name="ce26" office:value-type="float" office:value="3.4">
            <text:p>3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II-1</text:p>
          </table:table-cell>
          <table:table-cell table:style-name="ce26" office:value-type="float" office:value="10.6">
            <text:p>10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II-1</text:p>
          </table:table-cell>
          <table:table-cell table:style-name="ce26" office:value-type="float" office:value="15.8">
            <text:p>15,8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II-1</text:p>
          </table:table-cell>
          <table:table-cell table:style-name="ce26" office:value-type="float" office:value="16.2">
            <text:p>16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II-2</text:p>
          </table:table-cell>
          <table:table-cell table:style-name="ce26" office:value-type="float" office:value="18.6">
            <text:p>18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II-2</text:p>
          </table:table-cell>
          <table:table-cell table:style-name="ce26" office:value-type="float" office:value="16.3">
            <text:p>16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V-1</text:p>
          </table:table-cell>
          <table:table-cell table:style-name="ce26" office:value-type="float" office:value="14.1">
            <text:p>14,1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V-1</text:p>
          </table:table-cell>
          <table:table-cell table:style-name="ce26" office:value-type="float" office:value="7.5">
            <text:p>7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V-2</text:p>
          </table:table-cell>
          <table:table-cell table:style-name="ce26" office:value-type="float" office:value="9.2">
            <text:p>9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V-2</text:p>
          </table:table-cell>
          <table:table-cell table:style-name="ce26" office:value-type="float" office:value="5.3">
            <text:p>5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V-3</text:p>
          </table:table-cell>
          <table:table-cell table:style-name="ce26" office:value-type="float" office:value="14.7">
            <text:p>14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V-3</text:p>
          </table:table-cell>
          <table:table-cell table:style-name="ce26" office:value-type="float" office:value="12.5">
            <text:p>12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V-3</text:p>
          </table:table-cell>
          <table:table-cell table:style-name="ce26" office:value-type="float" office:value="8.9">
            <text:p>8,9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IV-3</text:p>
          </table:table-cell>
          <table:table-cell table:style-name="ce26" office:value-type="float" office:value="10.8">
            <text:p>10,8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-1</text:p>
          </table:table-cell>
          <table:table-cell table:style-name="ce26" office:value-type="float" office:value="7.3">
            <text:p>7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-1</text:p>
          </table:table-cell>
          <table:table-cell table:style-name="ce26" office:value-type="float" office:value="15.7">
            <text:p>15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-2</text:p>
          </table:table-cell>
          <table:table-cell table:style-name="ce26" office:value-type="float" office:value="8.7">
            <text:p>8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-2</text:p>
          </table:table-cell>
          <table:table-cell table:style-name="ce26" office:value-type="float" office:value="12.4">
            <text:p>12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-3</text:p>
          </table:table-cell>
          <table:table-cell table:style-name="ce26"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-3</text:p>
          </table:table-cell>
          <table:table-cell table:style-name="ce26" office:value-type="float" office:value="11.4">
            <text:p>11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-1</text:p>
          </table:table-cell>
          <table:table-cell table:style-name="ce26" office:value-type="float" office:value="8.3">
            <text:p>8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-1</text:p>
          </table:table-cell>
          <table:table-cell table:style-name="ce26" office:value-type="float" office:value="6.6">
            <text:p>6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-2</text:p>
          </table:table-cell>
          <table:table-cell table:style-name="ce26" office:value-type="float" office:value="9.3">
            <text:p>9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-2</text:p>
          </table:table-cell>
          <table:table-cell table:style-name="ce26" office:value-type="float" office:value="16.6">
            <text:p>16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-1</text:p>
          </table:table-cell>
          <table:table-cell table:style-name="ce26" office:value-type="float" office:value="9.7">
            <text:p>9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-1</text:p>
          </table:table-cell>
          <table:table-cell table:style-name="ce26" office:value-type="float" office:value="11">
            <text:p>11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-1</text:p>
          </table:table-cell>
          <table:table-cell table:style-name="ce26" office:value-type="float" office:value="6.2">
            <text:p>6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-1</text:p>
          </table:table-cell>
          <table:table-cell table:style-name="ce26" office:value-type="float" office:value="3.3">
            <text:p>3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-1</text:p>
          </table:table-cell>
          <table:table-cell table:style-name="ce26" office:value-type="float" office:value="4.9">
            <text:p>4,9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-1</text:p>
          </table:table-cell>
          <table:table-cell table:style-name="ce26" office:value-type="float" office:value="6.3">
            <text:p>6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-2</text:p>
          </table:table-cell>
          <table:table-cell table:style-name="ce26" office:value-type="float" office:value="5.7">
            <text:p>5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-2</text:p>
          </table:table-cell>
          <table:table-cell table:style-name="ce26" office:value-type="float" office:value="8.2">
            <text:p>8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-3</text:p>
          </table:table-cell>
          <table:table-cell table:style-name="ce26" office:value-type="float" office:value="13.8">
            <text:p>13,8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I-1</text:p>
          </table:table-cell>
          <table:table-cell table:style-name="ce26" office:value-type="float" office:value="9.1">
            <text:p>9,1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I-1</text:p>
          </table:table-cell>
          <table:table-cell table:style-name="ce26" office:value-type="float" office:value="10.1">
            <text:p>10,1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I-1</text:p>
          </table:table-cell>
          <table:table-cell table:style-name="ce26" office:value-type="float" office:value="10.1">
            <text:p>10,1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I-1</text:p>
          </table:table-cell>
          <table:table-cell table:style-name="ce26" office:value-type="float" office:value="9">
            <text:p>9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I-1</text:p>
          </table:table-cell>
          <table:table-cell table:style-name="ce26" office:value-type="float" office:value="9.1">
            <text:p>9,1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I-1</text:p>
          </table:table-cell>
          <table:table-cell table:style-name="ce26" office:value-type="float" office:value="11.2">
            <text:p>11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I-2</text:p>
          </table:table-cell>
          <table:table-cell table:style-name="ce26" office:value-type="float" office:value="2.6">
            <text:p>2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I-3</text:p>
          </table:table-cell>
          <table:table-cell table:style-name="ce26" office:value-type="float" office:value="17.7">
            <text:p>17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I-3</text:p>
          </table:table-cell>
          <table:table-cell table:style-name="ce26" office:value-type="float" office:value="13.5">
            <text:p>13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VIII-3</text:p>
          </table:table-cell>
          <table:table-cell table:style-name="ce26" office:value-type="float" office:value="18.8">
            <text:p>18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6" office:value-type="string">
            <text:p>I-2</text:p>
          </table:table-cell>
          <table:table-cell table:style-name="ce27" office:value-type="float" office:value="12.8">
            <text:p>12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6" office:value-type="string">
            <text:p>I-2</text:p>
          </table:table-cell>
          <table:table-cell table:style-name="ce28" office:value-type="float" office:value="7.5">
            <text:p>7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-1</text:p>
          </table:table-cell>
          <table:table-cell table:style-name="ce29" office:value-type="float" office:value="9.8">
            <text:p>9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-2</text:p>
          </table:table-cell>
          <table:table-cell table:style-name="ce30" office:value-type="float" office:value="17.3">
            <text:p>17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-2</text:p>
          </table:table-cell>
          <table:table-cell table:style-name="ce31" office:value-type="float" office:value="13.5">
            <text:p>13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I-3</text:p>
          </table:table-cell>
          <table:table-cell table:style-name="ce29" office:value-type="float" office:value="16">
            <text:p>16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8" office:value-type="string">
            <text:p>IV-3</text:p>
          </table:table-cell>
          <table:table-cell table:style-name="ce30" office:value-type="float" office:value="8.7">
            <text:p>8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8" office:value-type="string">
            <text:p>IV-3</text:p>
          </table:table-cell>
          <table:table-cell table:style-name="ce32" office:value-type="float" office:value="9.5">
            <text:p>9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V-1</text:p>
          </table:table-cell>
          <table:table-cell table:style-name="ce30" office:value-type="float" office:value="16.8">
            <text:p>16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V-1</text:p>
          </table:table-cell>
          <table:table-cell table:style-name="ce31" office:value-type="float" office:value="17.2">
            <text:p>17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-1</text:p>
          </table:table-cell>
          <table:table-cell table:style-name="ce30" office:value-type="float" office:value="11.8">
            <text:p>11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-1</text:p>
          </table:table-cell>
          <table:table-cell table:style-name="ce32" office:value-type="float" office:value="9">
            <text:p>9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-1</text:p>
          </table:table-cell>
          <table:table-cell table:style-name="ce31" office:value-type="float" office:value="11.2">
            <text:p>11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-3</text:p>
          </table:table-cell>
          <table:table-cell table:style-name="ce30" office:value-type="float" office:value="12.6">
            <text:p>12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-3</text:p>
          </table:table-cell>
          <table:table-cell table:style-name="ce32" office:value-type="float" office:value="10.6">
            <text:p>10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-3</text:p>
          </table:table-cell>
          <table:table-cell table:style-name="ce32" office:value-type="float" office:value="13.3">
            <text:p>13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-3</text:p>
          </table:table-cell>
          <table:table-cell table:style-name="ce31" office:value-type="float" office:value="10">
            <text:p>10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-2</text:p>
          </table:table-cell>
          <table:table-cell table:style-name="ce30" office:value-type="float" office:value="14.7">
            <text:p>14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-2</text:p>
          </table:table-cell>
          <table:table-cell table:style-name="ce32" office:value-type="float" office:value="11.7">
            <text:p>11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-2</text:p>
          </table:table-cell>
          <table:table-cell table:style-name="ce32" office:value-type="float" office:value="10.5">
            <text:p>10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I-2</text:p>
          </table:table-cell>
          <table:table-cell table:style-name="ce31" office:value-type="float" office:value="19.9">
            <text:p>19,9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I-1</text:p>
          </table:table-cell>
          <table:table-cell table:style-name="ce29" office:value-type="float" office:value="8.1">
            <text:p>8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-2</text:p>
          </table:table-cell>
          <table:table-cell table:style-name="ce30" office:value-type="float" office:value="9.2">
            <text:p>9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-2</text:p>
          </table:table-cell>
          <table:table-cell table:style-name="ce32" office:value-type="float" office:value="10.5">
            <text:p>10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-2</text:p>
          </table:table-cell>
          <table:table-cell table:style-name="ce32" office:value-type="float" office:value="17.8">
            <text:p>17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-2</text:p>
          </table:table-cell>
          <table:table-cell table:style-name="ce31" office:value-type="float" office:value="7.6">
            <text:p>7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-3</text:p>
          </table:table-cell>
          <table:table-cell table:style-name="ce29" office:value-type="float" office:value="16.8">
            <text:p>16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VI-1</text:p>
          </table:table-cell>
          <table:table-cell table:style-name="ce29" office:value-type="float" office:value="7.6">
            <text:p>7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II-2</text:p>
          </table:table-cell>
          <table:table-cell table:style-name="ce30" office:value-type="float" office:value="5.9">
            <text:p>5,9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II-2</text:p>
          </table:table-cell>
          <table:table-cell table:style-name="ce32" office:value-type="float" office:value="7.8">
            <text:p>7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II-2</text:p>
          </table:table-cell>
          <table:table-cell table:style-name="ce32" office:value-type="float" office:value="9.4">
            <text:p>9,4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II-2</text:p>
          </table:table-cell>
          <table:table-cell table:style-name="ce32" office:value-type="float" office:value="12">
            <text:p>12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II-2</text:p>
          </table:table-cell>
          <table:table-cell table:style-name="ce32" office:value-type="float" office:value="7.5">
            <text:p>7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II-2</text:p>
          </table:table-cell>
          <table:table-cell table:style-name="ce31" office:value-type="float" office:value="12.1">
            <text:p>12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II-3</text:p>
          </table:table-cell>
          <table:table-cell table:style-name="ce30" office:value-type="float" office:value="12.1">
            <text:p>12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II-3</text:p>
          </table:table-cell>
          <table:table-cell table:style-name="ce31" office:value-type="float" office:value="12.1">
            <text:p>12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7" office:value-type="string">
            <text:p>III-1</text:p>
          </table:table-cell>
          <table:table-cell table:style-name="ce29" office:value-type="float" office:value="10.8">
            <text:p>10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0</text:p>
          </table:table-cell>
          <table:table-cell office:value-type="float" office:value="18.7">
            <text:p>18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0</text:p>
          </table:table-cell>
          <table:table-cell office:value-type="float" office:value="8.2">
            <text:p>8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0</text:p>
          </table:table-cell>
          <table:table-cell office:value-type="float" office:value="7.3">
            <text:p>7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0</text:p>
          </table:table-cell>
          <table:table-cell office:value-type="float" office:value="9.8">
            <text:p>9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0</text:p>
          </table:table-cell>
          <table:table-cell office:value-type="float" office:value="10.1">
            <text:p>10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0</text:p>
          </table:table-cell>
          <table:table-cell office:value-type="float" office:value="12.8">
            <text:p>12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0</text:p>
          </table:table-cell>
          <table:table-cell office:value-type="float" office:value="16.3">
            <text:p>16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0</text:p>
          </table:table-cell>
          <table:table-cell office:value-type="float" office:value="14.2">
            <text:p>14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0</text:p>
          </table:table-cell>
          <table:table-cell office:value-type="float" office:value="16.3">
            <text:p>16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0</text:p>
          </table:table-cell>
          <table:table-cell office:value-type="float" office:value="14">
            <text:p>14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19</text:p>
          </table:table-cell>
          <table:table-cell office:value-type="float" office:value="9.3">
            <text:p>9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19</text:p>
          </table:table-cell>
          <table:table-cell office:value-type="float" office:value="11.1">
            <text:p>11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19</text:p>
          </table:table-cell>
          <table:table-cell office:value-type="float" office:value="6.7">
            <text:p>6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19</text:p>
          </table:table-cell>
          <table:table-cell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19</text:p>
          </table:table-cell>
          <table:table-cell office:value-type="float" office:value="11.7">
            <text:p>11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19</text:p>
          </table:table-cell>
          <table:table-cell office:value-type="float" office:value="7.8">
            <text:p>7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19</text:p>
          </table:table-cell>
          <table:table-cell office:value-type="float" office:value="11.3">
            <text:p>11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19</text:p>
          </table:table-cell>
          <table:table-cell office:value-type="float" office:value="19.2">
            <text:p>19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office:value-type="float" office:value="16.2">
            <text:p>16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office:value-type="float" office:value="8.1">
            <text:p>8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office:value-type="float" office:value="15.7">
            <text:p>15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office:value-type="float" office:value="2.4">
            <text:p>2,4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office:value-type="float" office:value="10.6">
            <text:p>10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office:value-type="float" office:value="2.7">
            <text:p>2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office:value-type="float" office:value="17.9">
            <text:p>17,9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office:value-type="float" office:value="18.8">
            <text:p>18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office:value-type="float" office:value="8.9">
            <text:p>8,9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office:value-type="float" office:value="16.4">
            <text:p>16,4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table:style-name="ce3" office:value-type="float" office:value="17.2">
            <text:p>17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table:style-name="ce3" office:value-type="float" office:value="9.9">
            <text:p>9,9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1</text:p>
          </table:table-cell>
          <table:table-cell table:style-name="ce3" office:value-type="float" office:value="7.2">
            <text:p>7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5</text:p>
          </table:table-cell>
          <table:table-cell table:style-name="ce3" office:value-type="float" office:value="17.2">
            <text:p>17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5</text:p>
          </table:table-cell>
          <table:table-cell table:style-name="ce3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5</text:p>
          </table:table-cell>
          <table:table-cell table:style-name="ce3" office:value-type="float" office:value="18.8">
            <text:p>18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5</text:p>
          </table:table-cell>
          <table:table-cell table:style-name="ce3" office:value-type="float" office:value="19.2">
            <text:p>19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2</text:p>
          </table:table-cell>
          <table:table-cell table:style-name="ce3" office:value-type="float" office:value="13.1">
            <text:p>13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2</text:p>
          </table:table-cell>
          <table:table-cell table:style-name="ce3" office:value-type="float" office:value="9.8">
            <text:p>9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2</text:p>
          </table:table-cell>
          <table:table-cell table:style-name="ce3" office:value-type="float" office:value="12.1">
            <text:p>12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2</text:p>
          </table:table-cell>
          <table:table-cell table:style-name="ce3" office:value-type="float" office:value="11.7">
            <text:p>11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2</text:p>
          </table:table-cell>
          <table:table-cell table:style-name="ce3"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9" office:value-type="string">
            <text:p>M-22</text:p>
          </table:table-cell>
          <table:table-cell table:style-name="ce3" office:value-type="float" office:value="17.5">
            <text:p>17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kach</text:p>
          </table:table-cell>
          <table:table-cell table:style-name="ce34" office:value-type="float" office:value="7.1">
            <text:p>7,1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kach</text:p>
          </table:table-cell>
          <table:table-cell table:style-name="ce34"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kach</text:p>
          </table:table-cell>
          <table:table-cell table:style-name="ce34" office:value-type="float" office:value="6.8">
            <text:p>6,8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kach</text:p>
          </table:table-cell>
          <table:table-cell table:style-name="ce34" office:value-type="float" office:value="7.5">
            <text:p>7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acoma balthica</text:p>
          </table:table-cell>
          <table:table-cell table:style-name="ce5" office:value-type="string">
            <text:p>kach</text:p>
          </table:table-cell>
          <table:table-cell table:style-name="ce34" office:value-type="float" office:value="4.1">
            <text:p>4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1">
            <text:p>11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8.2">
            <text:p>18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8.4">
            <text:p>18,4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5.3">
            <text:p>15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1">
            <text:p>11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9.9">
            <text:p>9,9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3.8">
            <text:p>13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3.3">
            <text:p>13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6.5">
            <text:p>16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7.1">
            <text:p>17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7.2">
            <text:p>17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6.6">
            <text:p>16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2.4">
            <text:p>12,4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6.8">
            <text:p>16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9.6">
            <text:p>9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5.5">
            <text:p>15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5.7">
            <text:p>15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0.5">
            <text:p>10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3.3">
            <text:p>13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0.1">
            <text:p>10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1.3">
            <text:p>11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8">
            <text:p>8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8">
            <text:p>8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0.6">
            <text:p>10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0.2">
            <text:p>10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9.8">
            <text:p>9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1.2">
            <text:p>11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0.7">
            <text:p>10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1.2">
            <text:p>11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9">
            <text:p>9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4.3">
            <text:p>14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5.4">
            <text:p>15,4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9.2">
            <text:p>9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1.5">
            <text:p>11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Macoma balthica</text:p>
          </table:table-cell>
          <table:table-cell table:style-name="ce10" office:value-type="string">
            <text:p>kach</text:p>
          </table:table-cell>
          <table:table-cell office:value-type="float" office:value="17.5">
            <text:p>17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</text:p>
          </table:table-cell>
          <table:table-cell table:style-name="ce35" office:value-type="float" office:value="11">
            <text:p>11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3</text:p>
          </table:table-cell>
          <table:table-cell table:style-name="ce35" office:value-type="float" office:value="13">
            <text:p>13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3</text:p>
          </table:table-cell>
          <table:table-cell table:style-name="ce35" office:value-type="float" office:value="13.6">
            <text:p>13,6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4</text:p>
          </table:table-cell>
          <table:table-cell table:style-name="ce35" office:value-type="float" office:value="18.6">
            <text:p>18,6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5</text:p>
          </table:table-cell>
          <table:table-cell table:style-name="ce35" office:value-type="float" office:value="14.5">
            <text:p>14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I-1</text:p>
          </table:table-cell>
          <table:table-cell table:style-name="ce35" office:value-type="float" office:value="16.2">
            <text:p>16,2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I-2</text:p>
          </table:table-cell>
          <table:table-cell table:style-name="ce35" office:value-type="float" office:value="11.7">
            <text:p>11,7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3</text:p>
          </table:table-cell>
          <table:table-cell table:style-name="ce35" office:value-type="float" office:value="14.3">
            <text:p>14,3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3</text:p>
          </table:table-cell>
          <table:table-cell table:style-name="ce35" office:value-type="float" office:value="11.3">
            <text:p>11,3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3</text:p>
          </table:table-cell>
          <table:table-cell table:style-name="ce35" office:value-type="float" office:value="17.6">
            <text:p>17,6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5</text:p>
          </table:table-cell>
          <table:table-cell table:style-name="ce35" office:value-type="float" office:value="10.2">
            <text:p>10,2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5</text:p>
          </table:table-cell>
          <table:table-cell table:style-name="ce35"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5</text:p>
          </table:table-cell>
          <table:table-cell table:style-name="ce35" office:value-type="float" office:value="12.5">
            <text:p>12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5</text:p>
          </table:table-cell>
          <table:table-cell table:style-name="ce35" office:value-type="float" office:value="12.5">
            <text:p>12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5</text:p>
          </table:table-cell>
          <table:table-cell table:style-name="ce35" office:value-type="float" office:value="13.8">
            <text:p>13,8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5</text:p>
          </table:table-cell>
          <table:table-cell table:style-name="ce35" office:value-type="float" office:value="11.7">
            <text:p>11,7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4</text:p>
          </table:table-cell>
          <table:table-cell table:style-name="ce35" office:value-type="float" office:value="16.1">
            <text:p>16,1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4</text:p>
          </table:table-cell>
          <table:table-cell table:style-name="ce35" office:value-type="float" office:value="12.1">
            <text:p>12,1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4</text:p>
          </table:table-cell>
          <table:table-cell table:style-name="ce35" office:value-type="float" office:value="14.5">
            <text:p>14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4</text:p>
          </table:table-cell>
          <table:table-cell table:style-name="ce35" office:value-type="float" office:value="12.8">
            <text:p>12,8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4</text:p>
          </table:table-cell>
          <table:table-cell table:style-name="ce35" office:value-type="float" office:value="14.8">
            <text:p>14,8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4</text:p>
          </table:table-cell>
          <table:table-cell table:style-name="ce35" office:value-type="float" office:value="12.3">
            <text:p>12,3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4</text:p>
          </table:table-cell>
          <table:table-cell table:style-name="ce35" office:value-type="float" office:value="10.6">
            <text:p>10,6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6</text:p>
          </table:table-cell>
          <table:table-cell table:style-name="ce35" office:value-type="float" office:value="19">
            <text:p>19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6</text:p>
          </table:table-cell>
          <table:table-cell table:style-name="ce35" office:value-type="float" office:value="13.3">
            <text:p>13,3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III-3</text:p>
          </table:table-cell>
          <table:table-cell table:style-name="ce35" office:value-type="float" office:value="13.7">
            <text:p>13,7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III-3</text:p>
          </table:table-cell>
          <table:table-cell table:style-name="ce35" office:value-type="float" office:value="12.7">
            <text:p>12,7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III-3</text:p>
          </table:table-cell>
          <table:table-cell table:style-name="ce35" office:value-type="float" office:value="12.6">
            <text:p>12,6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III-2</text:p>
          </table:table-cell>
          <table:table-cell table:style-name="ce35" office:value-type="float" office:value="16">
            <text:p>16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III-2</text:p>
          </table:table-cell>
          <table:table-cell table:style-name="ce35" office:value-type="float" office:value="9.4">
            <text:p>9,4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III-2</text:p>
          </table:table-cell>
          <table:table-cell table:style-name="ce35" office:value-type="float" office:value="9.6">
            <text:p>9,6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III-1</text:p>
          </table:table-cell>
          <table:table-cell table:style-name="ce35" office:value-type="float" office:value="11.4">
            <text:p>11,4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8</text:p>
          </table:table-cell>
          <table:table-cell table:style-name="ce35" office:value-type="float" office:value="14">
            <text:p>14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9</text:p>
          </table:table-cell>
          <table:table-cell table:style-name="ce35" office:value-type="float" office:value="12.3">
            <text:p>12,3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9</text:p>
          </table:table-cell>
          <table:table-cell table:style-name="ce35" office:value-type="float" office:value="18.1">
            <text:p>18,1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9</text:p>
          </table:table-cell>
          <table:table-cell table:style-name="ce35" office:value-type="float" office:value="12">
            <text:p>12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0</text:p>
          </table:table-cell>
          <table:table-cell table:style-name="ce35" office:value-type="float" office:value="10.1">
            <text:p>10,1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0</text:p>
          </table:table-cell>
          <table:table-cell table:style-name="ce35" office:value-type="float" office:value="16.6">
            <text:p>16,6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0</text:p>
          </table:table-cell>
          <table:table-cell table:style-name="ce35" office:value-type="float" office:value="14">
            <text:p>14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0</text:p>
          </table:table-cell>
          <table:table-cell table:style-name="ce35" office:value-type="float" office:value="14.7">
            <text:p>14,7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1</text:p>
          </table:table-cell>
          <table:table-cell table:style-name="ce35"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1</text:p>
          </table:table-cell>
          <table:table-cell table:style-name="ce35" office:value-type="float" office:value="16.2">
            <text:p>16,2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1</text:p>
          </table:table-cell>
          <table:table-cell table:style-name="ce35" office:value-type="float" office:value="15.2">
            <text:p>15,2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1</text:p>
          </table:table-cell>
          <table:table-cell table:style-name="ce35" office:value-type="float" office:value="14.5">
            <text:p>14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1</text:p>
          </table:table-cell>
          <table:table-cell table:style-name="ce35"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1</text:p>
          </table:table-cell>
          <table:table-cell table:style-name="ce35" office:value-type="float" office:value="15.4">
            <text:p>15,4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1</text:p>
          </table:table-cell>
          <table:table-cell table:style-name="ce35" office:value-type="float" office:value="15.5">
            <text:p>15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20.6">
            <text:p>20,6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19.6">
            <text:p>19,6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15.5">
            <text:p>15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4</text:p>
          </table:table-cell>
          <table:table-cell table:style-name="ce35" office:value-type="float" office:value="3.9">
            <text:p>3,9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4</text:p>
          </table:table-cell>
          <table:table-cell table:style-name="ce35" office:value-type="float" office:value="17.5">
            <text:p>17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3</text:p>
          </table:table-cell>
          <table:table-cell table:style-name="ce35" office:value-type="float" office:value="17.4">
            <text:p>17,4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3</text:p>
          </table:table-cell>
          <table:table-cell table:style-name="ce35" office:value-type="float" office:value="13.5">
            <text:p>13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3</text:p>
          </table:table-cell>
          <table:table-cell table:style-name="ce35" office:value-type="float" office:value="15.2">
            <text:p>15,2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25</text:p>
          </table:table-cell>
          <table:table-cell table:style-name="ce35" office:value-type="float" office:value="14.2">
            <text:p>14,2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6</text:p>
          </table:table-cell>
          <table:table-cell table:style-name="ce35" office:value-type="float" office:value="17.2">
            <text:p>17,2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6</text:p>
          </table:table-cell>
          <table:table-cell table:style-name="ce35" office:value-type="float" office:value="16.5">
            <text:p>16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6</text:p>
          </table:table-cell>
          <table:table-cell table:style-name="ce35" office:value-type="float" office:value="8.3">
            <text:p>8,3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6</text:p>
          </table:table-cell>
          <table:table-cell table:style-name="ce35" office:value-type="float" office:value="11.5">
            <text:p>11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6</text:p>
          </table:table-cell>
          <table:table-cell table:style-name="ce35" office:value-type="float" office:value="13.9">
            <text:p>13,9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9</text:p>
          </table:table-cell>
          <table:table-cell table:style-name="ce35" office:value-type="float" office:value="11.2">
            <text:p>11,2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0</text:p>
          </table:table-cell>
          <table:table-cell table:style-name="ce35" office:value-type="float" office:value="13.5">
            <text:p>13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0</text:p>
          </table:table-cell>
          <table:table-cell table:style-name="ce35" office:value-type="float" office:value="16.3">
            <text:p>16,3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11</text:p>
          </table:table-cell>
          <table:table-cell table:style-name="ce35" office:value-type="float" office:value="2.5">
            <text:p>2,5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7</text:p>
          </table:table-cell>
          <table:table-cell table:style-name="ce35" office:value-type="float" office:value="18.6">
            <text:p>18,6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8</text:p>
          </table:table-cell>
          <table:table-cell table:style-name="ce35" office:value-type="float" office:value="14">
            <text:p>14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8</text:p>
          </table:table-cell>
          <table:table-cell table:style-name="ce35" office:value-type="float" office:value="14.1">
            <text:p>14,1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8</text:p>
          </table:table-cell>
          <table:table-cell table:style-name="ce35" office:value-type="float" office:value="16.4">
            <text:p>16,4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coma balthica</text:p>
          </table:table-cell>
          <table:table-cell table:style-name="ce11" office:value-type="string">
            <text:p>M-8</text:p>
          </table:table-cell>
          <table:table-cell table:style-name="ce35" office:value-type="float" office:value="7.8">
            <text:p>7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II-1</text:p>
          </table:table-cell>
          <table:table-cell table:style-name="ce35" office:value-type="float" office:value="2.9">
            <text:p>2,9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2" office:value-type="string">
            <text:p>M-19</text:p>
          </table:table-cell>
          <table:table-cell table:style-name="ce35" office:value-type="float" office:value="4.7">
            <text:p>4,7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II-1</text:p>
          </table:table-cell>
          <table:table-cell table:style-name="ce35" office:value-type="float" office:value="9.6">
            <text:p>9,6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3</text:p>
          </table:table-cell>
          <table:table-cell table:style-name="ce35" office:value-type="float" office:value="9.6">
            <text:p>9,6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6</text:p>
          </table:table-cell>
          <table:table-cell table:style-name="ce35" office:value-type="float" office:value="9.8">
            <text:p>9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</text:p>
          </table:table-cell>
          <table:table-cell table:style-name="ce35" office:value-type="float" office:value="9.9">
            <text:p>9,9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II-1</text:p>
          </table:table-cell>
          <table:table-cell table:style-name="ce35" office:value-type="float" office:value="10.4">
            <text:p>10,4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2" office:value-type="string">
            <text:p>M-19</text:p>
          </table:table-cell>
          <table:table-cell table:style-name="ce35" office:value-type="float" office:value="10.8">
            <text:p>10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3</text:p>
          </table:table-cell>
          <table:table-cell table:style-name="ce35" office:value-type="float" office:value="10.8">
            <text:p>10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II-2</text:p>
          </table:table-cell>
          <table:table-cell table:style-name="ce35" office:value-type="float" office:value="11">
            <text:p>11,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8</text:p>
          </table:table-cell>
          <table:table-cell table:style-name="ce35" office:value-type="float" office:value="11.2">
            <text:p>11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4</text:p>
          </table:table-cell>
          <table:table-cell table:style-name="ce35" office:value-type="float" office:value="11.2">
            <text:p>11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5</text:p>
          </table:table-cell>
          <table:table-cell table:style-name="ce35" office:value-type="float" office:value="11.2">
            <text:p>11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3</text:p>
          </table:table-cell>
          <table:table-cell table:style-name="ce35" office:value-type="float" office:value="11.3">
            <text:p>11,3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2" office:value-type="string">
            <text:p>M-19</text:p>
          </table:table-cell>
          <table:table-cell table:style-name="ce35" office:value-type="float" office:value="12.1">
            <text:p>12,1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4</text:p>
          </table:table-cell>
          <table:table-cell table:style-name="ce35" office:value-type="float" office:value="12.1">
            <text:p>12,1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II-2</text:p>
          </table:table-cell>
          <table:table-cell table:style-name="ce35" office:value-type="float" office:value="12.5">
            <text:p>12,5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II-1</text:p>
          </table:table-cell>
          <table:table-cell table:style-name="ce35" office:value-type="float" office:value="12.7">
            <text:p>12,7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</text:p>
          </table:table-cell>
          <table:table-cell table:style-name="ce35" office:value-type="float" office:value="12.8">
            <text:p>12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2" office:value-type="string">
            <text:p>M-19</text:p>
          </table:table-cell>
          <table:table-cell table:style-name="ce35" office:value-type="float" office:value="13.3">
            <text:p>13,3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3</text:p>
          </table:table-cell>
          <table:table-cell table:style-name="ce35" office:value-type="float" office:value="13.8">
            <text:p>13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2" office:value-type="string">
            <text:p>M-19</text:p>
          </table:table-cell>
          <table:table-cell table:style-name="ce35" office:value-type="float" office:value="13.8">
            <text:p>13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3</text:p>
          </table:table-cell>
          <table:table-cell table:style-name="ce35" office:value-type="float" office:value="14.2">
            <text:p>14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II-3</text:p>
          </table:table-cell>
          <table:table-cell table:style-name="ce35" office:value-type="float" office:value="14.4">
            <text:p>14,4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3</text:p>
          </table:table-cell>
          <table:table-cell table:style-name="ce35" office:value-type="float" office:value="14.4">
            <text:p>14,4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6</text:p>
          </table:table-cell>
          <table:table-cell table:style-name="ce35"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6</text:p>
          </table:table-cell>
          <table:table-cell table:style-name="ce35" office:value-type="float" office:value="16.3">
            <text:p>16,3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2" office:value-type="string">
            <text:p>M-19</text:p>
          </table:table-cell>
          <table:table-cell table:style-name="ce35" office:value-type="float" office:value="16.4">
            <text:p>16,4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7</text:p>
          </table:table-cell>
          <table:table-cell table:style-name="ce35" office:value-type="float" office:value="17.8">
            <text:p>17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4</text:p>
          </table:table-cell>
          <table:table-cell table:style-name="ce35" office:value-type="float" office:value="18.4">
            <text:p>18,4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5</text:p>
          </table:table-cell>
          <table:table-cell table:style-name="ce35" office:value-type="float" office:value="19.2">
            <text:p>19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4</text:p>
          </table:table-cell>
          <table:table-cell table:style-name="ce35" office:value-type="float" office:value="19.8">
            <text:p>19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5</text:p>
          </table:table-cell>
          <table:table-cell table:style-name="ce35" office:value-type="float" office:value="4">
            <text:p>4,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4.4">
            <text:p>4,4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8.6">
            <text:p>8,6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-3</text:p>
          </table:table-cell>
          <table:table-cell table:style-name="ce35" office:value-type="float" office:value="9.6">
            <text:p>9,6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4</text:p>
          </table:table-cell>
          <table:table-cell table:style-name="ce35" office:value-type="float" office:value="9.9">
            <text:p>9,9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3</text:p>
          </table:table-cell>
          <table:table-cell table:style-name="ce35" office:value-type="float" office:value="10.2">
            <text:p>10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4</text:p>
          </table:table-cell>
          <table:table-cell table:style-name="ce35" office:value-type="float" office:value="10.8">
            <text:p>10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8</text:p>
          </table:table-cell>
          <table:table-cell table:style-name="ce35" office:value-type="float" office:value="10.8">
            <text:p>10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-3</text:p>
          </table:table-cell>
          <table:table-cell table:style-name="ce35" office:value-type="float" office:value="11.7">
            <text:p>11,7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5</text:p>
          </table:table-cell>
          <table:table-cell table:style-name="ce35" office:value-type="float" office:value="11.8">
            <text:p>11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11.8">
            <text:p>11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3</text:p>
          </table:table-cell>
          <table:table-cell table:style-name="ce35" office:value-type="float" office:value="12">
            <text:p>12,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6</text:p>
          </table:table-cell>
          <table:table-cell table:style-name="ce35" office:value-type="float" office:value="12.1">
            <text:p>12,1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-2</text:p>
          </table:table-cell>
          <table:table-cell table:style-name="ce35" office:value-type="float" office:value="12.8">
            <text:p>12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0</text:p>
          </table:table-cell>
          <table:table-cell table:style-name="ce35" office:value-type="float" office:value="12.9">
            <text:p>12,9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4</text:p>
          </table:table-cell>
          <table:table-cell table:style-name="ce35"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6</text:p>
          </table:table-cell>
          <table:table-cell table:style-name="ce35"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8</text:p>
          </table:table-cell>
          <table:table-cell table:style-name="ce35"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11</text:p>
          </table:table-cell>
          <table:table-cell table:style-name="ce35" office:value-type="float" office:value="13.6">
            <text:p>13,6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-1</text:p>
          </table:table-cell>
          <table:table-cell table:style-name="ce35" office:value-type="float" office:value="13.6">
            <text:p>13,6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13.7">
            <text:p>13,7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0</text:p>
          </table:table-cell>
          <table:table-cell table:style-name="ce35" office:value-type="float" office:value="13.7">
            <text:p>13,7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13.8">
            <text:p>13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7</text:p>
          </table:table-cell>
          <table:table-cell table:style-name="ce35" office:value-type="float" office:value="13.8">
            <text:p>13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0</text:p>
          </table:table-cell>
          <table:table-cell table:style-name="ce35" office:value-type="float" office:value="13.9">
            <text:p>13,9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1</text:p>
          </table:table-cell>
          <table:table-cell table:style-name="ce35" office:value-type="float" office:value="14.4">
            <text:p>14,4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15.2">
            <text:p>15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8</text:p>
          </table:table-cell>
          <table:table-cell table:style-name="ce35" office:value-type="float" office:value="15.3">
            <text:p>15,3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1</text:p>
          </table:table-cell>
          <table:table-cell table:style-name="ce35" office:value-type="float" office:value="15.7">
            <text:p>15,7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6</text:p>
          </table:table-cell>
          <table:table-cell table:style-name="ce35" office:value-type="float" office:value="16">
            <text:p>16,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-3</text:p>
          </table:table-cell>
          <table:table-cell table:style-name="ce35" office:value-type="float" office:value="16.1">
            <text:p>16,1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0</text:p>
          </table:table-cell>
          <table:table-cell table:style-name="ce35" office:value-type="float" office:value="16.2">
            <text:p>16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I-1</text:p>
          </table:table-cell>
          <table:table-cell table:style-name="ce35" office:value-type="float" office:value="16.4">
            <text:p>16,4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18.2">
            <text:p>18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0</text:p>
          </table:table-cell>
          <table:table-cell table:style-name="ce35" office:value-type="float" office:value="18.2">
            <text:p>18,2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acoma balthica</text:p>
          </table:table-cell>
          <table:table-cell table:style-name="ce11" office:value-type="string">
            <text:p>M-22</text:p>
          </table:table-cell>
          <table:table-cell table:style-name="ce35" office:value-type="float" office:value="18.6">
            <text:p>18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3" office:value-type="string">
            <text:p>VII-1</text:p>
          </table:table-cell>
          <table:table-cell office:value-type="float" office:value="23.2">
            <text:p>23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3" office:value-type="string">
            <text:p>VII-1</text:p>
          </table:table-cell>
          <table:table-cell office:value-type="float" office:value="2.1">
            <text:p>2,1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3" office:value-type="string">
            <text:p>III-2</text:p>
          </table:table-cell>
          <table:table-cell office:value-type="float" office:value="17">
            <text:p>17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3" office:value-type="string">
            <text:p>VI-3</text:p>
          </table:table-cell>
          <table:table-cell office:value-type="float" office:value="28.7">
            <text:p>28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3" office:value-type="string">
            <text:p>VII-3</text:p>
          </table:table-cell>
          <table:table-cell office:value-type="float" office:value="21.3">
            <text:p>21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VI-2</text:p>
          </table:table-cell>
          <table:table-cell table:style-name="ce35" office:value-type="float" office:value="5.6">
            <text:p>5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3" office:value-type="string">
            <text:p>VI-1</text:p>
          </table:table-cell>
          <table:table-cell office:value-type="float" office:value="5.3">
            <text:p>5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3" office:value-type="string">
            <text:p>VI-1</text:p>
          </table:table-cell>
          <table:table-cell office:value-type="float" office:value="15.5">
            <text:p>15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8">
            <text:p>22,8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1.9">
            <text:p>21,9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">
            <text:p>17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1.5">
            <text:p>21,5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.4">
            <text:p>20,4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0">
            <text:p>30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9">
            <text:p>22,9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.8">
            <text:p>20,8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.2">
            <text:p>28,2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.2">
            <text:p>28,2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6.5">
            <text:p>26,5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7">
            <text:p>16,7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5">
            <text:p>25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4">
            <text:p>16,4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8">
            <text:p>17,8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4">
            <text:p>23,4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">
            <text:p>27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4.9">
            <text:p>24,9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1">
            <text:p>16,1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">
            <text:p>17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">
            <text:p>17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">
            <text:p>17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4">
            <text:p>17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8.9">
            <text:p>18,9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.9">
            <text:p>20,9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1.5">
            <text:p>21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3">
            <text:p>22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5">
            <text:p>22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3">
            <text:p>23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5">
            <text:p>23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4">
            <text:p>24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5.4">
            <text:p>25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5.7">
            <text:p>25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">
            <text:p>27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.4">
            <text:p>27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0">
            <text:p>30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">
            <text:p>32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9</text:p>
          </table:table-cell>
          <table:table-cell table:style-name="ce35" office:value-type="float" office:value="21">
            <text:p>21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9</text:p>
          </table:table-cell>
          <table:table-cell table:style-name="ce35" office:value-type="float" office:value="24">
            <text:p>24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9</text:p>
          </table:table-cell>
          <table:table-cell table:style-name="ce35" office:value-type="float" office:value="18.1">
            <text:p>18,1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9</text:p>
          </table:table-cell>
          <table:table-cell table:style-name="ce35" office:value-type="float" office:value="22.7">
            <text:p>22,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0</text:p>
          </table:table-cell>
          <table:table-cell office:value-type="float" office:value="23.5">
            <text:p>23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0</text:p>
          </table:table-cell>
          <table:table-cell office:value-type="float" office:value="19.2">
            <text:p>19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0</text:p>
          </table:table-cell>
          <table:table-cell office:value-type="float" office:value="20">
            <text:p>20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0</text:p>
          </table:table-cell>
          <table:table-cell office:value-type="float" office:value="21.6">
            <text:p>21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0</text:p>
          </table:table-cell>
          <table:table-cell office:value-type="float" office:value="14">
            <text:p>14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0</text:p>
          </table:table-cell>
          <table:table-cell office:value-type="float" office:value="15.2">
            <text:p>15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1</text:p>
          </table:table-cell>
          <table:table-cell office:value-type="float" office:value="24.6">
            <text:p>24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3</text:p>
          </table:table-cell>
          <table:table-cell table:style-name="ce36" office:value-type="float" office:value="29.5">
            <text:p>29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3</text:p>
          </table:table-cell>
          <table:table-cell table:style-name="ce36" office:value-type="float" office:value="22.3">
            <text:p>22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5</text:p>
          </table:table-cell>
          <table:table-cell office:value-type="float" office:value="22.2">
            <text:p>22,2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5</text:p>
          </table:table-cell>
          <table:table-cell office:value-type="float" office:value="26">
            <text:p>26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6</text:p>
          </table:table-cell>
          <table:table-cell office:value-type="float" office:value="25.3">
            <text:p>25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6</text:p>
          </table:table-cell>
          <table:table-cell office:value-type="float" office:value="21.3">
            <text:p>21,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7</text:p>
          </table:table-cell>
          <table:table-cell office:value-type="float" office:value="30.1">
            <text:p>30,1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7</text:p>
          </table:table-cell>
          <table:table-cell table:style-name="ce35" office:value-type="float" office:value="4.8">
            <text:p>4,8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8</text:p>
          </table:table-cell>
          <table:table-cell office:value-type="float" office:value="29.9">
            <text:p>29,9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9</text:p>
          </table:table-cell>
          <table:table-cell office:value-type="float" office:value="25.5">
            <text:p>25,5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3</text:p>
          </table:table-cell>
          <table:table-cell table:style-name="ce35" office:value-type="float" office:value="5.4">
            <text:p>5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4</text:p>
          </table:table-cell>
          <table:table-cell table:style-name="ce35" office:value-type="float" office:value="5.8">
            <text:p>5,8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8</text:p>
          </table:table-cell>
          <table:table-cell table:style-name="ce35" office:value-type="float" office:value="5.6">
            <text:p>5,6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8</text:p>
          </table:table-cell>
          <table:table-cell table:style-name="ce35" office:value-type="float" office:value="6.4">
            <text:p>6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8</text:p>
          </table:table-cell>
          <table:table-cell table:style-name="ce35" office:value-type="float" office:value="5.4">
            <text:p>5,4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8</text:p>
          </table:table-cell>
          <table:table-cell table:style-name="ce35" office:value-type="float" office:value="5">
            <text:p>5,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erastoderma edule</text:p>
          </table:table-cell>
          <table:table-cell table:style-name="ce11" office:value-type="string">
            <text:p>M-19</text:p>
          </table:table-cell>
          <table:table-cell table:style-name="ce35" office:value-type="float" office:value="2.8">
            <text:p>2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I-1</text:p>
          </table:table-cell>
          <table:table-cell office:value-type="float" office:value="23">
            <text:p>23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IV-2</text:p>
          </table:table-cell>
          <table:table-cell office:value-type="float" office:value="28.3">
            <text:p>28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II-3</text:p>
          </table:table-cell>
          <table:table-cell office:value-type="float" office:value="29">
            <text:p>29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VI-1</text:p>
          </table:table-cell>
          <table:table-cell office:value-type="float" office:value="20.1">
            <text:p>20,1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III-2</text:p>
          </table:table-cell>
          <table:table-cell office:value-type="float" office:value="29">
            <text:p>29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2</text:p>
          </table:table-cell>
          <table:table-cell office:value-type="float" office:value="31.2">
            <text:p>31,2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18</text:p>
          </table:table-cell>
          <table:table-cell office:value-type="float" office:value="12.8">
            <text:p>12,8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15</text:p>
          </table:table-cell>
          <table:table-cell office:value-type="float" office:value="28.5">
            <text:p>28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16</text:p>
          </table:table-cell>
          <table:table-cell office:value-type="float" office:value="11.9">
            <text:p>11,9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13</text:p>
          </table:table-cell>
          <table:table-cell office:value-type="float" office:value="19.7">
            <text:p>19,7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20</text:p>
          </table:table-cell>
          <table:table-cell office:value-type="float" office:value="19.3">
            <text:p>19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8</text:p>
          </table:table-cell>
          <table:table-cell office:value-type="float" office:value="29.3">
            <text:p>29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8</text:p>
          </table:table-cell>
          <table:table-cell office:value-type="float" office:value="22.9">
            <text:p>22,9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10</text:p>
          </table:table-cell>
          <table:table-cell office:value-type="float" office:value="24.5">
            <text:p>24,5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10</text:p>
          </table:table-cell>
          <table:table-cell office:value-type="float" office:value="25.3">
            <text:p>25,3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10</text:p>
          </table:table-cell>
          <table:table-cell office:value-type="float" office:value="16">
            <text:p>16,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table:style-name="ce3" office:value-type="string">
            <text:p>M-25</text:p>
          </table:table-cell>
          <table:table-cell office:value-type="float" office:value="19.6">
            <text:p>19,6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8">
            <text:p>8,0</text:p>
          </table:table-cell>
          <table:table-cell table:style-name="ce3" office:value-type="string">
            <text:p>VI-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7.4">
            <text:p>7,4</text:p>
          </table:table-cell>
          <table:table-cell table:style-name="ce3" office:value-type="string">
            <text:p>VI-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4.8">
            <text:p>14,8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6">
            <text:p>16,6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4.5">
            <text:p>14,5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3.6">
            <text:p>13,6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3.8">
            <text:p>13,8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4.1">
            <text:p>14,1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4.3">
            <text:p>14,3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5.6">
            <text:p>15,6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8.7">
            <text:p>18,7</text:p>
          </table:table-cell>
          <table:table-cell table:style-name="ce3" office:value-type="string">
            <text:p>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.9">
            <text:p>20,9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8.6">
            <text:p>8,6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5.1">
            <text:p>15,1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3.1">
            <text:p>13,1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2.2">
            <text:p>12,2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2.3">
            <text:p>12,3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.8">
            <text:p>28,8</text:p>
          </table:table-cell>
          <table:table-cell table:style-name="ce3" office:value-type="string">
            <text:p>VI-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9.7">
            <text:p>29,7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1">
            <text:p>23,1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1.3">
            <text:p>21,3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.6">
            <text:p>20,6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5">
            <text:p>22,5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6">
            <text:p>16,6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1.8">
            <text:p>31,8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5.7">
            <text:p>15,7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5">
            <text:p>23,5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8">
            <text:p>18,0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1">
            <text:p>22,1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.9">
            <text:p>28,9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1">
            <text:p>16,1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4.5">
            <text:p>24,5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6">
            <text:p>17,6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4.6">
            <text:p>24,6</text:p>
          </table:table-cell>
          <table:table-cell table:style-name="ce3" office:value-type="string">
            <text:p>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6.7">
            <text:p>26,7</text:p>
          </table:table-cell>
          <table:table-cell table:style-name="ce3" office:value-type="string">
            <text:p>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6.4">
            <text:p>26,4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.4">
            <text:p>28,4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0.6">
            <text:p>30,6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">
            <text:p>20,0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" office:value-type="float" office:value="22.9">
            <text:p>22,9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">
            <text:p>28,0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.2">
            <text:p>28,2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" office:value-type="float" office:value="16.1">
            <text:p>16,1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.5">
            <text:p>27,5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9.6">
            <text:p>29,6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7" office:value-type="float" office:value="26.9">
            <text:p>26,9</text:p>
          </table:table-cell>
          <table:table-cell table:style-name="ce51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.7">
            <text:p>28,7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.9">
            <text:p>27,9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6.4">
            <text:p>26,4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.7">
            <text:p>28,7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.8">
            <text:p>27,8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9.4">
            <text:p>29,4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5.9">
            <text:p>25,9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.6">
            <text:p>27,6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.8">
            <text:p>27,8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.3">
            <text:p>27,3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1.2">
            <text:p>31,2</text:p>
          </table:table-cell>
          <table:table-cell table:style-name="ce3" office:value-type="string">
            <text:p>VI-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6.9">
            <text:p>26,9</text:p>
          </table:table-cell>
          <table:table-cell table:style-name="ce3" office:value-type="string">
            <text:p>VI-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9.7">
            <text:p>19,7</text:p>
          </table:table-cell>
          <table:table-cell table:style-name="ce3" office:value-type="string">
            <text:p>VI-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1">
            <text:p>32,1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4.4">
            <text:p>24,4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6">
            <text:p>22,6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.8">
            <text:p>20,8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4.1">
            <text:p>24,1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">
            <text:p>33,0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4.6">
            <text:p>24,6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9.8">
            <text:p>19,8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4.8">
            <text:p>24,8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.6">
            <text:p>28,6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9.6">
            <text:p>29,6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8">
            <text:p>18,0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9.5">
            <text:p>29,5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3">
            <text:p>23,3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3">
            <text:p>22,3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3.2">
            <text:p>13,2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9.3">
            <text:p>29,3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9.4">
            <text:p>29,4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0.1">
            <text:p>30,1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2" office:value-type="float" office:value="24.6">
            <text:p>24,6</text:p>
          </table:table-cell>
          <table:table-cell table:style-name="ce1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5">
            <text:p>23,5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5">
            <text:p>23,5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6">
            <text:p>17,6</text:p>
          </table:table-cell>
          <table:table-cell table:style-name="ce3" office:value-type="string">
            <text:p>II-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6">
            <text:p>23,6</text:p>
          </table:table-cell>
          <table:table-cell table:style-name="ce3" office:value-type="string">
            <text:p>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3">
            <text:p>22,3</text:p>
          </table:table-cell>
          <table:table-cell table:style-name="ce3" office:value-type="string">
            <text:p>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5.5">
            <text:p>25,5</text:p>
          </table:table-cell>
          <table:table-cell table:style-name="ce3" office:value-type="string">
            <text:p>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6">
            <text:p>22,6</text:p>
          </table:table-cell>
          <table:table-cell table:style-name="ce3" office:value-type="string">
            <text:p>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1.2">
            <text:p>31,2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.7">
            <text:p>27,7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3">
            <text:p>23,3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" office:value-type="float" office:value="28.8">
            <text:p>28,8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1">
            <text:p>23,1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9.1">
            <text:p>19,1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4.8">
            <text:p>24,8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9">
            <text:p>17,9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9.2">
            <text:p>19,2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5.1">
            <text:p>25,1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0.9">
            <text:p>30,9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5">
            <text:p>16,5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6.6">
            <text:p>36,6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0.9">
            <text:p>30,9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5.8">
            <text:p>25,8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1.1">
            <text:p>31,1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6.2">
            <text:p>26,2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.8">
            <text:p>33,8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.8">
            <text:p>20,8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.6">
            <text:p>28,6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.8">
            <text:p>27,8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6.8">
            <text:p>26,8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2">
            <text:p>32,2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6">
            <text:p>22,6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5.2">
            <text:p>25,2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6">
            <text:p>22,6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44.5">
            <text:p>44,5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4.7">
            <text:p>24,7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0.1">
            <text:p>30,1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8.9">
            <text:p>28,9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9.2">
            <text:p>29,2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.8">
            <text:p>27,8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6.2">
            <text:p>26,2</text:p>
          </table:table-cell>
          <table:table-cell table:style-name="ce3" office:value-type="string">
            <text:p>IV-VIII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III-1</text:p>
          </table:table-cell>
          <table:table-cell table:style-name="ce38" office:value-type="float" office:value="31">
            <text:p>31,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19</text:p>
          </table:table-cell>
          <table:table-cell table:style-name="ce38" office:value-type="float" office:value="24.9">
            <text:p>24,9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13</text:p>
          </table:table-cell>
          <table:table-cell table:style-name="ce38" office:value-type="float" office:value="21">
            <text:p>21,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18</text:p>
          </table:table-cell>
          <table:table-cell table:style-name="ce38" office:value-type="float" office:value="27">
            <text:p>27,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18</text:p>
          </table:table-cell>
          <table:table-cell table:style-name="ce38" office:value-type="float" office:value="20.9">
            <text:p>20,9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16</text:p>
          </table:table-cell>
          <table:table-cell table:style-name="ce38" office:value-type="float" office:value="32.1">
            <text:p>32,1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23</text:p>
          </table:table-cell>
          <table:table-cell table:style-name="ce38" office:value-type="float" office:value="39.9">
            <text:p>39,9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23</text:p>
          </table:table-cell>
          <table:table-cell table:style-name="ce38" office:value-type="float" office:value="22.5">
            <text:p>22,5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23</text:p>
          </table:table-cell>
          <table:table-cell table:style-name="ce38" office:value-type="float" office:value="18.6">
            <text:p>18,6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10</text:p>
          </table:table-cell>
          <table:table-cell table:style-name="ce38" office:value-type="float" office:value="27.1">
            <text:p>27,1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11</text:p>
          </table:table-cell>
          <table:table-cell table:style-name="ce38" office:value-type="float" office:value="25.1">
            <text:p>25,1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22</text:p>
          </table:table-cell>
          <table:table-cell table:style-name="ce38" office:value-type="float" office:value="26.9">
            <text:p>26,9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I-1</text:p>
          </table:table-cell>
          <table:table-cell table:style-name="ce38" office:value-type="float" office:value="27.8">
            <text:p>27,8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8</text:p>
          </table:table-cell>
          <table:table-cell table:style-name="ce38" office:value-type="float" office:value="3.5">
            <text:p>3,5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table:style-name="ce13" office:value-type="string">
            <text:p>M-8</text:p>
          </table:table-cell>
          <table:table-cell table:style-name="ce38" office:value-type="float" office:value="34.6">
            <text:p>34,6</text:p>
          </table:table-cell>
          <table:table-cell/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17">
            <text:p>17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17.2">
            <text:p>17,2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18.2">
            <text:p>18,2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19.9">
            <text:p>19,9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0.2">
            <text:p>20,2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0.7">
            <text:p>20,7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1.3">
            <text:p>21,3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1.5">
            <text:p>21,5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1.9">
            <text:p>21,9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2.3">
            <text:p>22,3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2.8">
            <text:p>22,8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3">
            <text:p>23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3.8">
            <text:p>23,8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4">
            <text:p>24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4">
            <text:p>34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4.1">
            <text:p>24,1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4.2">
            <text:p>24,2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4.5">
            <text:p>24,5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4.5">
            <text:p>24,5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4.8">
            <text:p>24,8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5">
            <text:p>25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5">
            <text:p>25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5.4">
            <text:p>25,4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5.7">
            <text:p>25,7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5.8">
            <text:p>25,8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6.2">
            <text:p>26,2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6.5">
            <text:p>26,5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6.8">
            <text:p>26,8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7">
            <text:p>27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7.8">
            <text:p>27,8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7.8">
            <text:p>27,8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7.8">
            <text:p>27,8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8">
            <text:p>28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8">
            <text:p>28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8.1">
            <text:p>28,1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8.1">
            <text:p>28,1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8.2">
            <text:p>28,2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8.8">
            <text:p>28,8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9">
            <text:p>29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9.5">
            <text:p>29,5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29.7">
            <text:p>29,7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0">
            <text:p>30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0">
            <text:p>30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0.1">
            <text:p>30,1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0.6">
            <text:p>30,6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0.6">
            <text:p>30,6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0.9">
            <text:p>30,9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1">
            <text:p>31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1">
            <text:p>31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1">
            <text:p>31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2">
            <text:p>32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2.3">
            <text:p>32,3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2.8">
            <text:p>32,8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3.3">
            <text:p>33,3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5.3">
            <text:p>35,3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39.2">
            <text:p>39,2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40">
            <text:p>40,0</text:p>
          </table:table-cell>
          <table:table-cell office:value-type="string">
            <text:p>верх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9" office:value-type="float" office:value="40.9">
            <text:p>40,9</text:p>
          </table:table-cell>
          <table:table-cell office:value-type="string">
            <text:p>верх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18.5">
            <text:p>18,5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19">
            <text:p>19,0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19.4">
            <text:p>19,4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20.2">
            <text:p>20,2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22.1">
            <text:p>22,1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22.7">
            <text:p>22,7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23">
            <text:p>23,0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23.8">
            <text:p>23,8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25">
            <text:p>25,0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25.7">
            <text:p>25,7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28">
            <text:p>28,0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31.4">
            <text:p>31,4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31.4">
            <text:p>31,4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31.5">
            <text:p>31,5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31.8">
            <text:p>31,8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32.5">
            <text:p>32,5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32.8">
            <text:p>32,8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33.3">
            <text:p>33,3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34">
            <text:p>34,0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34.3">
            <text:p>34,3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34.4">
            <text:p>34,4</text:p>
          </table:table-cell>
          <table:table-cell office:value-type="string">
            <text:p>корабль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0" office:value-type="float" office:value="34.4">
            <text:p>34,4</text:p>
          </table:table-cell>
          <table:table-cell office:value-type="string">
            <text:p>корабль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13.1">
            <text:p>13,1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14.8">
            <text:p>14,8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0">
            <text:p>20,0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1">
            <text:p>21,0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3.1">
            <text:p>23,1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3.6">
            <text:p>23,6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3.8">
            <text:p>23,8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4">
            <text:p>24,0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4">
            <text:p>24,0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4.1">
            <text:p>24,1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4.7">
            <text:p>24,7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4.8">
            <text:p>24,8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5">
            <text:p>25,0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5.3">
            <text:p>25,3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5.3">
            <text:p>25,3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5.3">
            <text:p>25,3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5.5">
            <text:p>25,5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5.7">
            <text:p>25,7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6">
            <text:p>26,0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6.2">
            <text:p>26,2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6.2">
            <text:p>26,2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6.7">
            <text:p>26,7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6.8">
            <text:p>26,8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6.8">
            <text:p>26,8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6.9">
            <text:p>26,9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7">
            <text:p>27,0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7.3">
            <text:p>27,3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7.8">
            <text:p>27,8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8.1">
            <text:p>28,1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8.1">
            <text:p>28,1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8.2">
            <text:p>28,2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8.3">
            <text:p>28,3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8.5">
            <text:p>28,5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8.5">
            <text:p>28,5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8.9">
            <text:p>28,9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8.9">
            <text:p>28,9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9">
            <text:p>29,0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9.8">
            <text:p>29,8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29.9">
            <text:p>29,9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30.6">
            <text:p>30,6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30.9">
            <text:p>30,9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31.2">
            <text:p>31,2</text:p>
          </table:table-cell>
          <table:table-cell office:value-type="string">
            <text:p>низ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1" office:value-type="float" office:value="31.2">
            <text:p>31,2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M-15</text:p>
          </table:table-cell>
          <table:table-cell office:value-type="float" office:value="6.3">
            <text:p>6,3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M-14</text:p>
          </table:table-cell>
          <table:table-cell office:value-type="float" office:value="11.4">
            <text:p>11,4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M-16</text:p>
          </table:table-cell>
          <table:table-cell office:value-type="float" office:value="4.3">
            <text:p>4,3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III-1</text:p>
          </table:table-cell>
          <table:table-cell office:value-type="float" office:value="16.4">
            <text:p>16,4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M-19</text:p>
          </table:table-cell>
          <table:table-cell office:value-type="float" office:value="27.7">
            <text:p>27,7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6.3">
            <text:p>6,3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M-21</text:p>
          </table:table-cell>
          <table:table-cell office:value-type="float" office:value="25">
            <text:p>25,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11.7">
            <text:p>11,7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6.6">
            <text:p>6,6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5.2">
            <text:p>5,2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5.9">
            <text:p>5,9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8">
            <text:p>8,0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6.7">
            <text:p>6,7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5.3">
            <text:p>25,3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30.5">
            <text:p>30,5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9.3">
            <text:p>29,3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6">
            <text:p>26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9.8">
            <text:p>29,8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32">
            <text:p>32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4.8">
            <text:p>24,8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33.4">
            <text:p>33,4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6.6">
            <text:p>26,6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2">
            <text:p>22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32.6">
            <text:p>32,6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7">
            <text:p>27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8">
            <text:p>28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3.2">
            <text:p>23,2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33.7">
            <text:p>33,7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6.3">
            <text:p>26,3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8.5">
            <text:p>28,5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6.8">
            <text:p>26,8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3.7">
            <text:p>23,7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8.2">
            <text:p>28,2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9.6">
            <text:p>29,6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5">
            <text:p>25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9">
            <text:p>29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5.5">
            <text:p>25,5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3.5">
            <text:p>23,5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6.5">
            <text:p>26,5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30.7">
            <text:p>30,7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4.2">
            <text:p>24,2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5">
            <text:p>25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30.7">
            <text:p>30,7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7">
            <text:p>27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6">
            <text:p>26,0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5.2">
            <text:p>25,2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3.9">
            <text:p>23,9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5.1">
            <text:p>25,1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erastoderma edule</text:p>
          </table:table-cell>
          <table:table-cell table:style-name="ce3" office:value-type="string">
            <text:p>kach</text:p>
          </table:table-cell>
          <table:table-cell office:value-type="float" office:value="21.4">
            <text:p>21,4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4" office:value-type="string">
            <text:p>III-1</text:p>
          </table:table-cell>
          <table:table-cell table:style-name="ce42" office:value-type="float" office:value="4.6">
            <text:p>4,6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4" office:value-type="string">
            <text:p>III-3</text:p>
          </table:table-cell>
          <table:table-cell table:style-name="ce42" office:value-type="float" office:value="3.3">
            <text:p>3,3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4" office:value-type="string">
            <text:p>M-15</text:p>
          </table:table-cell>
          <table:table-cell table:style-name="ce42" office:value-type="float" office:value="33.5">
            <text:p>33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4" office:value-type="string">
            <text:p>M-15</text:p>
          </table:table-cell>
          <table:table-cell table:style-name="ce42" office:value-type="float" office:value="31">
            <text:p>31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5" office:value-type="string">
            <text:p>M-15</text:p>
          </table:table-cell>
          <table:table-cell table:style-name="ce43" office:value-type="float" office:value="18.2">
            <text:p>18,2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5" office:value-type="string">
            <text:p>M-25</text:p>
          </table:table-cell>
          <table:table-cell table:style-name="ce43" office:value-type="float" office:value="25.1">
            <text:p>25,1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4" office:value-type="string">
            <text:p>M-16</text:p>
          </table:table-cell>
          <table:table-cell table:style-name="ce42" office:value-type="float" office:value="33.9">
            <text:p>33,9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6</text:p>
          </table:table-cell>
          <table:table-cell table:style-name="ce44" office:value-type="float" office:value="31.2">
            <text:p>31,2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6</text:p>
          </table:table-cell>
          <table:table-cell table:style-name="ce44" office:value-type="float" office:value="6.5">
            <text:p>6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7</text:p>
          </table:table-cell>
          <table:table-cell table:style-name="ce42" office:value-type="float" office:value="8.1">
            <text:p>8,1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8</text:p>
          </table:table-cell>
          <table:table-cell table:style-name="ce42" office:value-type="float" office:value="32.7">
            <text:p>32,7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8</text:p>
          </table:table-cell>
          <table:table-cell table:style-name="ce42" office:value-type="string">
            <text:p>NA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8</text:p>
          </table:table-cell>
          <table:table-cell table:style-name="ce42" office:value-type="float" office:value="8">
            <text:p>8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9</text:p>
          </table:table-cell>
          <table:table-cell table:style-name="ce42" office:value-type="float" office:value="7.4">
            <text:p>7,4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9</text:p>
          </table:table-cell>
          <table:table-cell table:style-name="ce42" office:value-type="float" office:value="6.2">
            <text:p>6,2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9</text:p>
          </table:table-cell>
          <table:table-cell table:style-name="ce42" office:value-type="float" office:value="7.1">
            <text:p>7,1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3</text:p>
          </table:table-cell>
          <table:table-cell table:style-name="ce42" office:value-type="float" office:value="5.9">
            <text:p>5,9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3</text:p>
          </table:table-cell>
          <table:table-cell table:style-name="ce42" office:value-type="float" office:value="3.7">
            <text:p>3,7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4</text:p>
          </table:table-cell>
          <table:table-cell table:style-name="ce42" office:value-type="float" office:value="5.8">
            <text:p>5,8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4</text:p>
          </table:table-cell>
          <table:table-cell table:style-name="ce42" office:value-type="float" office:value="5.4">
            <text:p>5,4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14</text:p>
          </table:table-cell>
          <table:table-cell table:style-name="ce42" office:value-type="float" office:value="4.9">
            <text:p>4,9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24</text:p>
          </table:table-cell>
          <table:table-cell table:style-name="ce42" office:value-type="float" office:value="3.2">
            <text:p>3,2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table:style-name="ce16" office:value-type="string">
            <text:p>M-23</text:p>
          </table:table-cell>
          <table:table-cell table:style-name="ce42" office:value-type="float" office:value="43">
            <text:p>43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30.6">
            <text:p>30,6</text:p>
          </table:table-cell>
          <table:table-cell table:style-name="ce52" office:value-type="string">
            <text:p>10 DZ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26.6">
            <text:p>26,6</text:p>
          </table:table-cell>
          <table:table-cell table:style-name="ce52" office:value-type="string">
            <text:p>10 DZ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14.7">
            <text:p>14,7</text:p>
          </table:table-cell>
          <table:table-cell table:style-name="ce52" office:value-type="string">
            <text:p>10 DZ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7.6">
            <text:p>7,6</text:p>
          </table:table-cell>
          <table:table-cell table:style-name="ce52" office:value-type="string">
            <text:p>10 DZ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6">
            <text:p>6,0</text:p>
          </table:table-cell>
          <table:table-cell table:style-name="ce52" office:value-type="string">
            <text:p>10 DZ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4.1">
            <text:p>4,1</text:p>
          </table:table-cell>
          <table:table-cell table:style-name="ce52" office:value-type="string">
            <text:p>10 DZ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36.1">
            <text:p>36,1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40.7">
            <text:p>40,7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8.2">
            <text:p>8,2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8.1">
            <text:p>8,1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7.9">
            <text:p>7,9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7.4">
            <text:p>7,4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6.5">
            <text:p>6,5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7">
            <text:p>7,0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5.7">
            <text:p>5,7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6">
            <text:p>6,0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6.2">
            <text:p>6,2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5.5">
            <text:p>5,5</text:p>
          </table:table-cell>
          <table:table-cell table:style-name="ce52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3" office:value-type="float" office:value="4.4">
            <text:p>4,4</text:p>
          </table:table-cell>
          <table:table-cell table:style-name="ce53" office:value-type="string">
            <text:p>IV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3" office:value-type="float" office:value="35.1">
            <text:p>35,1</text:p>
          </table:table-cell>
          <table:table-cell table:style-name="ce53" office:value-type="string">
            <text:p>VI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4" office:value-type="float" office:value="34.9">
            <text:p>34,9</text:p>
          </table:table-cell>
          <table:table-cell table:style-name="ce52" office:value-type="string">
            <text:p>I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4" office:value-type="float" office:value="32">
            <text:p>32,0</text:p>
          </table:table-cell>
          <table:table-cell table:style-name="ce52" office:value-type="string">
            <text:p>I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4" office:value-type="float" office:value="30.3">
            <text:p>30,3</text:p>
          </table:table-cell>
          <table:table-cell table:style-name="ce52" office:value-type="string">
            <text:p>I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3" office:value-type="float" office:value="4.3">
            <text:p>4,3</text:p>
          </table:table-cell>
          <table:table-cell table:style-name="ce53" office:value-type="string">
            <text:p>I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34.2">
            <text:p>34,2</text:p>
          </table:table-cell>
          <table:table-cell table:style-name="ce52" office:value-type="string">
            <text:p>III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2" office:value-type="float" office:value="32.4">
            <text:p>32,4</text:p>
          </table:table-cell>
          <table:table-cell table:style-name="ce52" office:value-type="string">
            <text:p>III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5" office:value-type="float" office:value="24.6">
            <text:p>24,6</text:p>
          </table:table-cell>
          <table:table-cell table:style-name="ce54" office:value-type="string">
            <text:p>IX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45" office:value-type="float" office:value="13.4">
            <text:p>13,4</text:p>
          </table:table-cell>
          <table:table-cell table:style-name="ce54" office:value-type="string">
            <text:p>IX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6.7">
            <text:p>36,7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4.8">
            <text:p>34,8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5">
            <text:p>35,0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">
            <text:p>33,0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4">
            <text:p>32,4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8.3">
            <text:p>38,3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.3">
            <text:p>33,3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7.3">
            <text:p>37,3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4">
            <text:p>32,4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7">
            <text:p>32,7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7.3">
            <text:p>37,3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7">
            <text:p>32,7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.5">
            <text:p>33,5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1.2">
            <text:p>31,2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1.8">
            <text:p>31,8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8.2">
            <text:p>38,2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5">
            <text:p>32,5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4.1">
            <text:p>34,1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2">
            <text:p>32,2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0.2">
            <text:p>30,2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7.9">
            <text:p>37,9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6.4">
            <text:p>36,4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.8">
            <text:p>33,8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">
            <text:p>33,0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6.9">
            <text:p>26,9</text:p>
          </table:table-cell>
          <table:table-cell table:style-name="ce52" office:value-type="string">
            <text:p>низ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3" office:value-type="string">
            <text:p>I-2</text:p>
          </table:table-cell>
          <table:table-cell office:value-type="float" office:value="16.8">
            <text:p>16,8</text:p>
          </table:table-cell>
          <table:table-cell table:style-name="ce53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3" office:value-type="string">
            <text:p>M-6</text:p>
          </table:table-cell>
          <table:table-cell office:value-type="float" office:value="10">
            <text:p>10,0</text:p>
          </table:table-cell>
          <table:table-cell table:style-name="ce55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7" office:value-type="string">
            <text:p>M-8</text:p>
          </table:table-cell>
          <table:table-cell table:style-name="ce46" office:value-type="string">
            <text:p>NA</text:p>
          </table:table-cell>
          <table:table-cell table:style-name="ce55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3" office:value-type="string">
            <text:p>M-7</text:p>
          </table:table-cell>
          <table:table-cell office:value-type="float" office:value="10.1">
            <text:p>10,1</text:p>
          </table:table-cell>
          <table:table-cell table:style-name="ce56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3" office:value-type="string">
            <text:p>M-7</text:p>
          </table:table-cell>
          <table:table-cell office:value-type="float" office:value="4.4">
            <text:p>4,4</text:p>
          </table:table-cell>
          <table:table-cell table:style-name="ce52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3" office:value-type="string">
            <text:p>III-1</text:p>
          </table:table-cell>
          <table:table-cell office:value-type="float" office:value="14.5">
            <text:p>14,5</text:p>
          </table:table-cell>
          <table:table-cell table:style-name="ce52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3" office:value-type="string">
            <text:p>III-1</text:p>
          </table:table-cell>
          <table:table-cell office:value-type="float" office:value="11.8">
            <text:p>11,8</text:p>
          </table:table-cell>
          <table:table-cell table:style-name="ce55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8" office:value-type="string">
            <text:p>III-2</text:p>
          </table:table-cell>
          <table:table-cell office:value-type="float" office:value="12.3">
            <text:p>12,3</text:p>
          </table:table-cell>
          <table:table-cell table:style-name="ce56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8" office:value-type="string">
            <text:p>III-2</text:p>
          </table:table-cell>
          <table:table-cell office:value-type="float" office:value="14.7">
            <text:p>14,7</text:p>
          </table:table-cell>
          <table:table-cell table:style-name="ce56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8" office:value-type="string">
            <text:p>III-2</text:p>
          </table:table-cell>
          <table:table-cell office:value-type="float" office:value="12.9">
            <text:p>12,9</text:p>
          </table:table-cell>
          <table:table-cell table:style-name="ce54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8" office:value-type="string">
            <text:p>III-2</text:p>
          </table:table-cell>
          <table:table-cell office:value-type="float" office:value="3.8">
            <text:p>3,8</text:p>
          </table:table-cell>
          <table:table-cell table:style-name="ce54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8" office:value-type="string">
            <text:p>III-3</text:p>
          </table:table-cell>
          <table:table-cell office:value-type="float" office:value="4">
            <text:p>4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8" office:value-type="string">
            <text:p>III-3</text:p>
          </table:table-cell>
          <table:table-cell office:value-type="float" office:value="2.1">
            <text:p>2,1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8" office:value-type="string">
            <text:p>II-2</text:p>
          </table:table-cell>
          <table:table-cell office:value-type="float" office:value="14.1">
            <text:p>14,1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8" office:value-type="string">
            <text:p>II-3</text:p>
          </table:table-cell>
          <table:table-cell office:value-type="float" office:value="16.1">
            <text:p>16,1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8" office:value-type="string">
            <text:p>II-3</text:p>
          </table:table-cell>
          <table:table-cell office:value-type="float" office:value="13.9">
            <text:p>13,9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1</text:p>
          </table:table-cell>
          <table:table-cell office:value-type="float" office:value="4.3">
            <text:p>4,3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1</text:p>
          </table:table-cell>
          <table:table-cell office:value-type="float" office:value="3">
            <text:p>3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1</text:p>
          </table:table-cell>
          <table:table-cell office:value-type="float" office:value="3.3">
            <text:p>3,3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0</text:p>
          </table:table-cell>
          <table:table-cell office:value-type="float" office:value="13.7">
            <text:p>13,7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0</text:p>
          </table:table-cell>
          <table:table-cell office:value-type="float" office:value="3.7">
            <text:p>3,7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0</text:p>
          </table:table-cell>
          <table:table-cell office:value-type="float" office:value="15.3">
            <text:p>15,3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0</text:p>
          </table:table-cell>
          <table:table-cell office:value-type="float" office:value="12.6">
            <text:p>12,6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0</text:p>
          </table:table-cell>
          <table:table-cell office:value-type="float" office:value="15.1">
            <text:p>15,1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0</text:p>
          </table:table-cell>
          <table:table-cell office:value-type="float" office:value="17.3">
            <text:p>17,3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0</text:p>
          </table:table-cell>
          <table:table-cell office:value-type="float" office:value="18.7">
            <text:p>18,7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0</text:p>
          </table:table-cell>
          <table:table-cell office:value-type="float" office:value="17.5">
            <text:p>17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0</text:p>
          </table:table-cell>
          <table:table-cell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0</text:p>
          </table:table-cell>
          <table:table-cell office:value-type="float" office:value="13.4">
            <text:p>13,4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0</text:p>
          </table:table-cell>
          <table:table-cell office:value-type="float" office:value="8.5">
            <text:p>8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5</text:p>
          </table:table-cell>
          <table:table-cell office:value-type="float" office:value="17.5">
            <text:p>17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5</text:p>
          </table:table-cell>
          <table:table-cell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5</text:p>
          </table:table-cell>
          <table:table-cell office:value-type="float" office:value="16">
            <text:p>16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5</text:p>
          </table:table-cell>
          <table:table-cell office:value-type="float" office:value="12.8">
            <text:p>12,8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5</text:p>
          </table:table-cell>
          <table:table-cell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5</text:p>
          </table:table-cell>
          <table:table-cell office:value-type="float" office:value="13.9">
            <text:p>13,9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5</text:p>
          </table:table-cell>
          <table:table-cell office:value-type="float" office:value="13.8">
            <text:p>13,8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5</text:p>
          </table:table-cell>
          <table:table-cell office:value-type="float" office:value="19">
            <text:p>19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5</text:p>
          </table:table-cell>
          <table:table-cell office:value-type="float" office:value="15.5">
            <text:p>15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5</text:p>
          </table:table-cell>
          <table:table-cell office:value-type="float" office:value="15.9">
            <text:p>15,9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5</text:p>
          </table:table-cell>
          <table:table-cell office:value-type="float" office:value="5.1">
            <text:p>5,1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6</text:p>
          </table:table-cell>
          <table:table-cell office:value-type="float" office:value="18.2">
            <text:p>18,2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6</text:p>
          </table:table-cell>
          <table:table-cell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6</text:p>
          </table:table-cell>
          <table:table-cell office:value-type="float" office:value="14.1">
            <text:p>14,1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6</text:p>
          </table:table-cell>
          <table:table-cell office:value-type="float" office:value="12">
            <text:p>12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6</text:p>
          </table:table-cell>
          <table:table-cell office:value-type="float" office:value="4.2">
            <text:p>4,2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7</text:p>
          </table:table-cell>
          <table:table-cell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7</text:p>
          </table:table-cell>
          <table:table-cell office:value-type="float" office:value="4.5">
            <text:p>4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8</text:p>
          </table:table-cell>
          <table:table-cell office:value-type="float" office:value="17.7">
            <text:p>17,7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8</text:p>
          </table:table-cell>
          <table:table-cell office:value-type="float" office:value="16.8">
            <text:p>16,8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8</text:p>
          </table:table-cell>
          <table:table-cell office:value-type="float" office:value="12.9">
            <text:p>12,9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8</text:p>
          </table:table-cell>
          <table:table-cell office:value-type="float" office:value="3.7">
            <text:p>3,7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9</text:p>
          </table:table-cell>
          <table:table-cell office:value-type="float" office:value="3.6">
            <text:p>3,6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3</text:p>
          </table:table-cell>
          <table:table-cell office:value-type="float" office:value="13.7">
            <text:p>13,7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3</text:p>
          </table:table-cell>
          <table:table-cell office:value-type="float" office:value="12.8">
            <text:p>12,8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3</text:p>
          </table:table-cell>
          <table:table-cell office:value-type="float" office:value="12">
            <text:p>12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3</text:p>
          </table:table-cell>
          <table:table-cell office:value-type="float" office:value="12.5">
            <text:p>12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3</text:p>
          </table:table-cell>
          <table:table-cell office:value-type="float" office:value="12.2">
            <text:p>12,2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3</text:p>
          </table:table-cell>
          <table:table-cell office:value-type="float" office:value="3.5">
            <text:p>3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3</text:p>
          </table:table-cell>
          <table:table-cell office:value-type="float" office:value="3.4">
            <text:p>3,4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3</text:p>
          </table:table-cell>
          <table:table-cell office:value-type="float" office:value="4.2">
            <text:p>4,2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3</text:p>
          </table:table-cell>
          <table:table-cell office:value-type="float" office:value="4.3">
            <text:p>4,3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4</text:p>
          </table:table-cell>
          <table:table-cell office:value-type="float" office:value="13.9">
            <text:p>13,9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4</text:p>
          </table:table-cell>
          <table:table-cell office:value-type="float" office:value="17.8">
            <text:p>17,8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4</text:p>
          </table:table-cell>
          <table:table-cell office:value-type="float" office:value="4.6">
            <text:p>4,6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3</text:p>
          </table:table-cell>
          <table:table-cell office:value-type="float" office:value="16.7">
            <text:p>16,7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2</text:p>
          </table:table-cell>
          <table:table-cell office:value-type="float" office:value="18.5">
            <text:p>18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2</text:p>
          </table:table-cell>
          <table:table-cell office:value-type="float" office:value="18.5">
            <text:p>18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2</text:p>
          </table:table-cell>
          <table:table-cell office:value-type="float" office:value="18.5">
            <text:p>18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2</text:p>
          </table:table-cell>
          <table:table-cell office:value-type="float" office:value="14.8">
            <text:p>14,8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2</text:p>
          </table:table-cell>
          <table:table-cell office:value-type="float" office:value="13">
            <text:p>13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2</text:p>
          </table:table-cell>
          <table:table-cell office:value-type="float" office:value="12.6">
            <text:p>12,6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1</text:p>
          </table:table-cell>
          <table:table-cell office:value-type="float" office:value="20">
            <text:p>20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1</text:p>
          </table:table-cell>
          <table:table-cell office:value-type="float" office:value="18.5">
            <text:p>18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1</text:p>
          </table:table-cell>
          <table:table-cell office:value-type="float" office:value="19.5">
            <text:p>19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1</text:p>
          </table:table-cell>
          <table:table-cell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1</text:p>
          </table:table-cell>
          <table:table-cell office:value-type="float" office:value="19">
            <text:p>19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5</text:p>
          </table:table-cell>
          <table:table-cell table:style-name="ce47" office:value-type="string">
            <text:p>NA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5</text:p>
          </table:table-cell>
          <table:table-cell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5</text:p>
          </table:table-cell>
          <table:table-cell office:value-type="float" office:value="14.3">
            <text:p>14,3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5</text:p>
          </table:table-cell>
          <table:table-cell office:value-type="float" office:value="13">
            <text:p>13,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3</text:p>
          </table:table-cell>
          <table:table-cell office:value-type="float" office:value="14.5">
            <text:p>14,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</text:p>
          </table:table-cell>
          <table:table-cell office:value-type="float" office:value="13.4">
            <text:p>13,4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2</text:p>
          </table:table-cell>
          <table:table-cell office:value-type="float" office:value="6.1">
            <text:p>6,1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coma balthica</text:p>
          </table:table-cell>
          <table:table-cell table:style-name="ce19" office:value-type="string">
            <text:p>M-1</text:p>
          </table:table-cell>
          <table:table-cell office:value-type="float" office:value="16.9">
            <text:p>16,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1" office:value-type="string">
            <text:p>1m1</text:p>
          </table:table-cell>
          <table:table-cell table:style-name="ce32" office:value-type="float" office:value="9.4">
            <text:p>9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1" office:value-type="string">
            <text:p>1m1</text:p>
          </table:table-cell>
          <table:table-cell table:style-name="ce32" office:value-type="float" office:value="15.1">
            <text:p>15,1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1" office:value-type="string">
            <text:p>1m3</text:p>
          </table:table-cell>
          <table:table-cell table:style-name="ce32" office:value-type="float" office:value="15.8">
            <text:p>15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1m3</text:p>
          </table:table-cell>
          <table:table-cell table:style-name="ce32" office:value-type="float" office:value="14.8">
            <text:p>14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1m3</text:p>
          </table:table-cell>
          <table:table-cell table:style-name="ce32"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1m3</text:p>
          </table:table-cell>
          <table:table-cell table:style-name="ce32" office:value-type="float" office:value="19">
            <text:p>19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2" office:value-type="string">
            <text:p>2m1</text:p>
          </table:table-cell>
          <table:table-cell table:style-name="ce32" office:value-type="float" office:value="12.2">
            <text:p>12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2" office:value-type="string">
            <text:p>2m1</text:p>
          </table:table-cell>
          <table:table-cell table:style-name="ce32" office:value-type="float" office:value="15.8">
            <text:p>15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2" office:value-type="string">
            <text:p>2m1</text:p>
          </table:table-cell>
          <table:table-cell table:style-name="ce32" office:value-type="float" office:value="16.5">
            <text:p>16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2m1</text:p>
          </table:table-cell>
          <table:table-cell table:style-name="ce32" office:value-type="float" office:value="8.4">
            <text:p>8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2m1</text:p>
          </table:table-cell>
          <table:table-cell table:style-name="ce32" office:value-type="float" office:value="15.2">
            <text:p>15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2m1</text:p>
          </table:table-cell>
          <table:table-cell table:style-name="ce32" office:value-type="float" office:value="17.3">
            <text:p>17,3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2m2</text:p>
          </table:table-cell>
          <table:table-cell table:style-name="ce32" office:value-type="float" office:value="17.4">
            <text:p>17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2m2</text:p>
          </table:table-cell>
          <table:table-cell table:style-name="ce32" office:value-type="float" office:value="17.6">
            <text:p>17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2m2</text:p>
          </table:table-cell>
          <table:table-cell table:style-name="ce32" office:value-type="float" office:value="18.4">
            <text:p>18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2m3</text:p>
          </table:table-cell>
          <table:table-cell table:style-name="ce32" office:value-type="float" office:value="12.4">
            <text:p>12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2m3</text:p>
          </table:table-cell>
          <table:table-cell table:style-name="ce32" office:value-type="float" office:value="18.1">
            <text:p>18,1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Cerastoderma edule</text:p>
          </table:table-cell>
          <table:table-cell table:style-name="ce2" office:value-type="string">
            <text:p>3m1</text:p>
          </table:table-cell>
          <table:table-cell table:style-name="ce32" office:value-type="float" office:value="7">
            <text:p>7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Cerastoderma edule</text:p>
          </table:table-cell>
          <table:table-cell table:style-name="ce2" office:value-type="string">
            <text:p>3m1</text:p>
          </table:table-cell>
          <table:table-cell table:style-name="ce32" office:value-type="float" office:value="7.4">
            <text:p>7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3m1</text:p>
          </table:table-cell>
          <table:table-cell table:style-name="ce32" office:value-type="float" office:value="7.9">
            <text:p>7,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3m1</text:p>
          </table:table-cell>
          <table:table-cell table:style-name="ce32" office:value-type="float" office:value="9.8">
            <text:p>9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3m1</text:p>
          </table:table-cell>
          <table:table-cell table:style-name="ce32" office:value-type="float" office:value="13.9">
            <text:p>13,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3m1</text:p>
          </table:table-cell>
          <table:table-cell table:style-name="ce32" office:value-type="float" office:value="14.8">
            <text:p>14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3m1</text:p>
          </table:table-cell>
          <table:table-cell table:style-name="ce32" office:value-type="float" office:value="17.8">
            <text:p>17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2" office:value-type="string">
            <text:p>3m2</text:p>
          </table:table-cell>
          <table:table-cell table:style-name="ce32" office:value-type="float" office:value="14.6">
            <text:p>14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Cerastoderma edule</text:p>
          </table:table-cell>
          <table:table-cell table:style-name="ce2" office:value-type="string">
            <text:p>3m2</text:p>
          </table:table-cell>
          <table:table-cell table:style-name="ce32" office:value-type="float" office:value="29.2">
            <text:p>29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3m2</text:p>
          </table:table-cell>
          <table:table-cell table:style-name="ce32" office:value-type="float" office:value="5.8">
            <text:p>5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3m2</text:p>
          </table:table-cell>
          <table:table-cell table:style-name="ce32" office:value-type="float" office:value="13.4">
            <text:p>13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3m2</text:p>
          </table:table-cell>
          <table:table-cell table:style-name="ce32" office:value-type="float" office:value="17">
            <text:p>17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4m1</text:p>
          </table:table-cell>
          <table:table-cell table:style-name="ce32" office:value-type="float" office:value="9.8">
            <text:p>9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4m1</text:p>
          </table:table-cell>
          <table:table-cell table:style-name="ce32" office:value-type="float" office:value="14.6">
            <text:p>14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2" office:value-type="string">
            <text:p>4m2</text:p>
          </table:table-cell>
          <table:table-cell table:style-name="ce32" office:value-type="float" office:value="30.4">
            <text:p>30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4m2</text:p>
          </table:table-cell>
          <table:table-cell table:style-name="ce32" office:value-type="float" office:value="9.5">
            <text:p>9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4m2</text:p>
          </table:table-cell>
          <table:table-cell table:style-name="ce32" office:value-type="float" office:value="14.5">
            <text:p>14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4m2</text:p>
          </table:table-cell>
          <table:table-cell table:style-name="ce32" office:value-type="float" office:value="16.3">
            <text:p>16,3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5m1</text:p>
          </table:table-cell>
          <table:table-cell table:style-name="ce32" office:value-type="float" office:value="14.4">
            <text:p>14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2" office:value-type="string">
            <text:p>5m2</text:p>
          </table:table-cell>
          <table:table-cell table:style-name="ce32" office:value-type="float" office:value="19.2">
            <text:p>19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2" office:value-type="string">
            <text:p>5m3</text:p>
          </table:table-cell>
          <table:table-cell table:style-name="ce32" office:value-type="float" office:value="13.8">
            <text:p>13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5m3</text:p>
          </table:table-cell>
          <table:table-cell table:style-name="ce32"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6m2</text:p>
          </table:table-cell>
          <table:table-cell table:style-name="ce32" office:value-type="float" office:value="15.2">
            <text:p>15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6m2</text:p>
          </table:table-cell>
          <table:table-cell table:style-name="ce32" office:value-type="float" office:value="16.2">
            <text:p>16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6m2</text:p>
          </table:table-cell>
          <table:table-cell table:style-name="ce32" office:value-type="float" office:value="16.5">
            <text:p>16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6m3</text:p>
          </table:table-cell>
          <table:table-cell table:style-name="ce32" office:value-type="float" office:value="3">
            <text:p>3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2" office:value-type="string">
            <text:p>7m1</text:p>
          </table:table-cell>
          <table:table-cell table:style-name="ce32" office:value-type="float" office:value="10">
            <text:p>10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Cerastoderma edule</text:p>
          </table:table-cell>
          <table:table-cell table:style-name="ce2" office:value-type="string">
            <text:p>7m1</text:p>
          </table:table-cell>
          <table:table-cell table:style-name="ce32" office:value-type="float" office:value="33.2">
            <text:p>33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Cerastoderma edule</text:p>
          </table:table-cell>
          <table:table-cell table:style-name="ce2" office:value-type="string">
            <text:p>7m1</text:p>
          </table:table-cell>
          <table:table-cell table:style-name="ce32" office:value-type="string">
            <text:p>NA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7m1</text:p>
          </table:table-cell>
          <table:table-cell table:style-name="ce32" office:value-type="float" office:value="7.4">
            <text:p>7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2" office:value-type="string">
            <text:p>7m2</text:p>
          </table:table-cell>
          <table:table-cell table:style-name="ce32" office:value-type="float" office:value="15.2">
            <text:p>15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7m3</text:p>
          </table:table-cell>
          <table:table-cell table:style-name="ce32" office:value-type="float" office:value="14.5">
            <text:p>14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7m3</text:p>
          </table:table-cell>
          <table:table-cell table:style-name="ce32" office:value-type="float" office:value="14.8">
            <text:p>14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7m3</text:p>
          </table:table-cell>
          <table:table-cell table:style-name="ce32" office:value-type="float" office:value="15.5">
            <text:p>15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7m3</text:p>
          </table:table-cell>
          <table:table-cell table:style-name="ce32" office:value-type="float" office:value="15.5">
            <text:p>15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2" office:value-type="string">
            <text:p>8m1</text:p>
          </table:table-cell>
          <table:table-cell table:style-name="ce32" office:value-type="float" office:value="37.1">
            <text:p>37,1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8m2</text:p>
          </table:table-cell>
          <table:table-cell table:style-name="ce32" office:value-type="float" office:value="18.2">
            <text:p>18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Cerastoderma edule</text:p>
          </table:table-cell>
          <table:table-cell table:style-name="ce2" office:value-type="string">
            <text:p>8m3</text:p>
          </table:table-cell>
          <table:table-cell table:style-name="ce32" office:value-type="float" office:value="10.2">
            <text:p>10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8m3</text:p>
          </table:table-cell>
          <table:table-cell table:style-name="ce32" office:value-type="float" office:value="10.2">
            <text:p>10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8m3</text:p>
          </table:table-cell>
          <table:table-cell table:style-name="ce32"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9m1</text:p>
          </table:table-cell>
          <table:table-cell table:style-name="ce32" office:value-type="float" office:value="2.5">
            <text:p>2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9m1</text:p>
          </table:table-cell>
          <table:table-cell table:style-name="ce32" office:value-type="float" office:value="9.5">
            <text:p>9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9m2</text:p>
          </table:table-cell>
          <table:table-cell table:style-name="ce48" office:value-type="float" office:value="8.4">
            <text:p>8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1" office:value-type="string">
            <text:p>Macoma balthica</text:p>
          </table:table-cell>
          <table:table-cell table:style-name="ce2" office:value-type="string">
            <text:p>9m2</text:p>
          </table:table-cell>
          <table:table-cell table:style-name="ce32" office:value-type="float" office:value="13.7">
            <text:p>13,7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9m3</text:p>
          </table:table-cell>
          <table:table-cell table:style-name="ce32" office:value-type="float" office:value="20">
            <text:p>20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0m2</text:p>
          </table:table-cell>
          <table:table-cell table:style-name="ce32" office:value-type="float" office:value="6.5">
            <text:p>6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0m2</text:p>
          </table:table-cell>
          <table:table-cell table:style-name="ce32"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0m3</text:p>
          </table:table-cell>
          <table:table-cell table:style-name="ce32" office:value-type="float" office:value="8.1">
            <text:p>8,1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0m3</text:p>
          </table:table-cell>
          <table:table-cell table:style-name="ce32" office:value-type="float" office:value="14">
            <text:p>14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0m3</text:p>
          </table:table-cell>
          <table:table-cell table:style-name="ce32" office:value-type="float" office:value="17.7">
            <text:p>17,7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1m1</text:p>
          </table:table-cell>
          <table:table-cell table:style-name="ce32"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1m1</text:p>
          </table:table-cell>
          <table:table-cell table:style-name="ce32" office:value-type="float" office:value="15.9">
            <text:p>15,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1m3</text:p>
          </table:table-cell>
          <table:table-cell table:style-name="ce32" office:value-type="float" office:value="8.5">
            <text:p>8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1m3</text:p>
          </table:table-cell>
          <table:table-cell table:style-name="ce32" office:value-type="float" office:value="15.5">
            <text:p>15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1m3</text:p>
          </table:table-cell>
          <table:table-cell table:style-name="ce32" office:value-type="float" office:value="15.7">
            <text:p>15,7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1m3</text:p>
          </table:table-cell>
          <table:table-cell table:style-name="ce32" office:value-type="float" office:value="15.7">
            <text:p>15,7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2m1</text:p>
          </table:table-cell>
          <table:table-cell table:style-name="ce32" office:value-type="float" office:value="14.6">
            <text:p>14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2m1</text:p>
          </table:table-cell>
          <table:table-cell table:style-name="ce32" office:value-type="float" office:value="15.2">
            <text:p>15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2m2</text:p>
          </table:table-cell>
          <table:table-cell table:style-name="ce32" office:value-type="float" office:value="14">
            <text:p>14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2m3</text:p>
          </table:table-cell>
          <table:table-cell table:style-name="ce32" office:value-type="float" office:value="6.9">
            <text:p>6,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2m3</text:p>
          </table:table-cell>
          <table:table-cell table:style-name="ce32" office:value-type="float" office:value="8.8">
            <text:p>8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2" office:value-type="string">
            <text:p>Macoma balthica</text:p>
          </table:table-cell>
          <table:table-cell table:style-name="ce2" office:value-type="string">
            <text:p>12m3</text:p>
          </table:table-cell>
          <table:table-cell table:style-name="ce32" office:value-type="float" office:value="14">
            <text:p>14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-1</text:p>
          </table:table-cell>
          <table:table-cell office:value-type="float" office:value="2.8">
            <text:p>2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-1</text:p>
          </table:table-cell>
          <table:table-cell office:value-type="float" office:value="2.8">
            <text:p>2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-1</text:p>
          </table:table-cell>
          <table:table-cell office:value-type="float" office:value="3.4">
            <text:p>3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-1</text:p>
          </table:table-cell>
          <table:table-cell office:value-type="float" office:value="16.9">
            <text:p>16,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-1</text:p>
          </table:table-cell>
          <table:table-cell office:value-type="float" office:value="17.4">
            <text:p>17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-2</text:p>
          </table:table-cell>
          <table:table-cell office:value-type="float" office:value="9.8">
            <text:p>9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I-2</text:p>
          </table:table-cell>
          <table:table-cell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II-1</text:p>
          </table:table-cell>
          <table:table-cell office:value-type="float" office:value="9.2">
            <text:p>9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II-2</text:p>
          </table:table-cell>
          <table:table-cell office:value-type="float" office:value="9.3">
            <text:p>9,3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II-2</text:p>
          </table:table-cell>
          <table:table-cell office:value-type="float" office:value="14">
            <text:p>14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II-2</text:p>
          </table:table-cell>
          <table:table-cell office:value-type="float" office:value="14.2">
            <text:p>14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II-2</text:p>
          </table:table-cell>
          <table:table-cell office:value-type="float" office:value="15.2">
            <text:p>15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II-2</text:p>
          </table:table-cell>
          <table:table-cell office:value-type="float" office:value="15.4">
            <text:p>15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II-3</text:p>
          </table:table-cell>
          <table:table-cell office:value-type="float" office:value="2.5">
            <text:p>2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II-3</text:p>
          </table:table-cell>
          <table:table-cell office:value-type="float" office:value="8.5">
            <text:p>8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II-3</text:p>
          </table:table-cell>
          <table:table-cell office:value-type="float" office:value="14.4">
            <text:p>14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III-3</text:p>
          </table:table-cell>
          <table:table-cell office:value-type="float" office:value="15.4">
            <text:p>15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.2">
            <text:p>20,2</text:p>
          </table:table-cell>
          <table:table-cell office:value-type="string">
            <text:p>9, 6, 7 станция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8.6">
            <text:p>18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9.2">
            <text:p>19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3.5">
            <text:p>13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5.4">
            <text:p>15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4.1">
            <text:p>14,1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1">
            <text:p>16,1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4.4">
            <text:p>14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5.3">
            <text:p>15,3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5.9">
            <text:p>15,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5.4">
            <text:p>15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5.1">
            <text:p>15,1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1">
            <text:p>16,1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3.3">
            <text:p>13,3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4.4">
            <text:p>14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5.1">
            <text:p>15,1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3.5">
            <text:p>13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3">
            <text:p>13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0.5">
            <text:p>10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8.8">
            <text:p>8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40.4">
            <text:p>40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.7">
            <text:p>33,7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41.8">
            <text:p>41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41.8">
            <text:p>41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40.6">
            <text:p>40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8.7">
            <text:p>38,7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7.3">
            <text:p>37,3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5">
            <text:p>32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7.8">
            <text:p>37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41.1">
            <text:p>41,1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5">
            <text:p>35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3">
            <text:p>32,3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5.6">
            <text:p>35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9.7">
            <text:p>29,7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6.6">
            <text:p>36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5.8">
            <text:p>35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0.3">
            <text:p>30,3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2.9">
            <text:p>22,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.4">
            <text:p>20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9.6">
            <text:p>19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8.7">
            <text:p>18,7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9">
            <text:p>17,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8.2">
            <text:p>18,2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4">
            <text:p>17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1">
            <text:p>17,1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4">
            <text:p>17,4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5">
            <text:p>16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5">
            <text:p>17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5.9">
            <text:p>15,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5">
            <text:p>16,5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6.7">
            <text:p>36,7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.7">
            <text:p>33,7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6.8">
            <text:p>36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">
            <text:p>33,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7.7">
            <text:p>37,7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43.6">
            <text:p>43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4.6">
            <text:p>34,6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.8">
            <text:p>33,8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4.9">
            <text:p>34,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0.1">
            <text:p>30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2m1</text:p>
          </table:table-cell>
          <table:table-cell office:value-type="float" office:value="13.8">
            <text:p>13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2m1</text:p>
          </table:table-cell>
          <table:table-cell office:value-type="float" office:value="17">
            <text:p>17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m3</text:p>
          </table:table-cell>
          <table:table-cell office:value-type="float" office:value="3">
            <text:p>3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m3</text:p>
          </table:table-cell>
          <table:table-cell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m3</text:p>
          </table:table-cell>
          <table:table-cell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m2</text:p>
          </table:table-cell>
          <table:table-cell office:value-type="float" office:value="16.5">
            <text:p>16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m2</text:p>
          </table:table-cell>
          <table:table-cell office:value-type="float" office:value="16.5">
            <text:p>16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m2</text:p>
          </table:table-cell>
          <table:table-cell office:value-type="float" office:value="17.5">
            <text:p>17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3</text:p>
          </table:table-cell>
          <table:table-cell office:value-type="float" office:value="2.1">
            <text:p>2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3</text:p>
          </table:table-cell>
          <table:table-cell office:value-type="float" office:value="6.8">
            <text:p>6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3</text:p>
          </table:table-cell>
          <table:table-cell office:value-type="float" office:value="9">
            <text:p>9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3</text:p>
          </table:table-cell>
          <table:table-cell office:value-type="float" office:value="13">
            <text:p>13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3</text:p>
          </table:table-cell>
          <table:table-cell office:value-type="float" office:value="17.3">
            <text:p>17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3</text:p>
          </table:table-cell>
          <table:table-cell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3</text:p>
          </table:table-cell>
          <table:table-cell office:value-type="float" office:value="17.3">
            <text:p>17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1m1</text:p>
          </table:table-cell>
          <table:table-cell office:value-type="float" office:value="4.8">
            <text:p>4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5m2</text:p>
          </table:table-cell>
          <table:table-cell office:value-type="float" office:value="15.3">
            <text:p>15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5m2</text:p>
          </table:table-cell>
          <table:table-cell office:value-type="float" office:value="16.3">
            <text:p>16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5m2</text:p>
          </table:table-cell>
          <table:table-cell office:value-type="float" office:value="18.2">
            <text:p>18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2m2</text:p>
          </table:table-cell>
          <table:table-cell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Cerastoderma edule</text:p>
          </table:table-cell>
          <table:table-cell table:style-name="ce3" office:value-type="string">
            <text:p>6m3</text:p>
          </table:table-cell>
          <table:table-cell office:value-type="float" office:value="9.4">
            <text:p>9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6m3</text:p>
          </table:table-cell>
          <table:table-cell office:value-type="float" office:value="4.6">
            <text:p>4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6m3</text:p>
          </table:table-cell>
          <table:table-cell office:value-type="float" office:value="13.3">
            <text:p>13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6m3</text:p>
          </table:table-cell>
          <table:table-cell office:value-type="float" office:value="17.8">
            <text:p>17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6m3</text:p>
          </table:table-cell>
          <table:table-cell office:value-type="float" office:value="17.5">
            <text:p>17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6m3</text:p>
          </table:table-cell>
          <table:table-cell office:value-type="float" office:value="19.6">
            <text:p>19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1m3</text:p>
          </table:table-cell>
          <table:table-cell office:value-type="float" office:value="3.1">
            <text:p>3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1m3</text:p>
          </table:table-cell>
          <table:table-cell office:value-type="float" office:value="3">
            <text:p>3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1m3</text:p>
          </table:table-cell>
          <table:table-cell office:value-type="float" office:value="16.9">
            <text:p>16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1</text:p>
          </table:table-cell>
          <table:table-cell office:value-type="float" office:value="13.6">
            <text:p>13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1</text:p>
          </table:table-cell>
          <table:table-cell office:value-type="float" office:value="15.5">
            <text:p>15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1</text:p>
          </table:table-cell>
          <table:table-cell office:value-type="float" office:value="15.3">
            <text:p>15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1</text:p>
          </table:table-cell>
          <table:table-cell office:value-type="float" office:value="15.7">
            <text:p>15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Cerastoderma edule</text:p>
          </table:table-cell>
          <table:table-cell table:style-name="ce3" office:value-type="string">
            <text:p>8m3</text:p>
          </table:table-cell>
          <table:table-cell office:value-type="float" office:value="3.5">
            <text:p>3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8m3</text:p>
          </table:table-cell>
          <table:table-cell office:value-type="float" office:value="8.9">
            <text:p>8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8m3</text:p>
          </table:table-cell>
          <table:table-cell office:value-type="float" office:value="9.3">
            <text:p>9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8m3</text:p>
          </table:table-cell>
          <table:table-cell office:value-type="float" office:value="17.3">
            <text:p>17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5m3</text:p>
          </table:table-cell>
          <table:table-cell office:value-type="float" office:value="13">
            <text:p>13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Cerastoderma edule</text:p>
          </table:table-cell>
          <table:table-cell table:style-name="ce3" office:value-type="string">
            <text:p>5m1</text:p>
          </table:table-cell>
          <table:table-cell office:value-type="float" office:value="3.8">
            <text:p>3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2m3</text:p>
          </table:table-cell>
          <table:table-cell office:value-type="float" office:value="7.6">
            <text:p>7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2m3</text:p>
          </table:table-cell>
          <table:table-cell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2m3</text:p>
          </table:table-cell>
          <table:table-cell office:value-type="float" office:value="12.6">
            <text:p>12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Cerastoderma edule</text:p>
          </table:table-cell>
          <table:table-cell table:style-name="ce3" office:value-type="string">
            <text:p>6m1</text:p>
          </table:table-cell>
          <table:table-cell office:value-type="float" office:value="23.2">
            <text:p>23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Cerastoderma edule</text:p>
          </table:table-cell>
          <table:table-cell table:style-name="ce3" office:value-type="string">
            <text:p>6m1</text:p>
          </table:table-cell>
          <table:table-cell office:value-type="float" office:value="17.6">
            <text:p>17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6m1</text:p>
          </table:table-cell>
          <table:table-cell office:value-type="float" office:value="11.1">
            <text:p>11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6m1</text:p>
          </table:table-cell>
          <table:table-cell office:value-type="float" office:value="9.9">
            <text:p>9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2</text:p>
          </table:table-cell>
          <table:table-cell office:value-type="float" office:value="5.5">
            <text:p>5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2</text:p>
          </table:table-cell>
          <table:table-cell office:value-type="float" office:value="11.5">
            <text:p>11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2</text:p>
          </table:table-cell>
          <table:table-cell office:value-type="float" office:value="9.9">
            <text:p>9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2</text:p>
          </table:table-cell>
          <table:table-cell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2</text:p>
          </table:table-cell>
          <table:table-cell office:value-type="float" office:value="18.3">
            <text:p>18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2</text:p>
          </table:table-cell>
          <table:table-cell office:value-type="float" office:value="20">
            <text:p>20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2</text:p>
          </table:table-cell>
          <table:table-cell office:value-type="float" office:value="18.2">
            <text:p>18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2</text:p>
          </table:table-cell>
          <table:table-cell office:value-type="float" office:value="13.6">
            <text:p>13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2</text:p>
          </table:table-cell>
          <table:table-cell office:value-type="float" office:value="15.8">
            <text:p>15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2</text:p>
          </table:table-cell>
          <table:table-cell office:value-type="float" office:value="15.6">
            <text:p>15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7m2</text:p>
          </table:table-cell>
          <table:table-cell office:value-type="float" office:value="14.5">
            <text:p>14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1m2</text:p>
          </table:table-cell>
          <table:table-cell office:value-type="float" office:value="13">
            <text:p>13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1m2</text:p>
          </table:table-cell>
          <table:table-cell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1m2</text:p>
          </table:table-cell>
          <table:table-cell office:value-type="float" office:value="17.9">
            <text:p>17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Cerastoderma edule</text:p>
          </table:table-cell>
          <table:table-cell table:style-name="ce3" office:value-type="string">
            <text:p>4m2</text:p>
          </table:table-cell>
          <table:table-cell office:value-type="float" office:value="12.1">
            <text:p>12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0m3</text:p>
          </table:table-cell>
          <table:table-cell office:value-type="float" office:value="4.2">
            <text:p>4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0m3</text:p>
          </table:table-cell>
          <table:table-cell office:value-type="float" office:value="3.6">
            <text:p>3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0m3</text:p>
          </table:table-cell>
          <table:table-cell office:value-type="float" office:value="3.3">
            <text:p>3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0m3</text:p>
          </table:table-cell>
          <table:table-cell office:value-type="float" office:value="8.6">
            <text:p>8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0m3</text:p>
          </table:table-cell>
          <table:table-cell office:value-type="float" office:value="11.3">
            <text:p>11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0m3</text:p>
          </table:table-cell>
          <table:table-cell office:value-type="float" office:value="14.5">
            <text:p>14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0m3</text:p>
          </table:table-cell>
          <table:table-cell office:value-type="float" office:value="16.9">
            <text:p>16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0m3</text:p>
          </table:table-cell>
          <table:table-cell office:value-type="float" office:value="17.3">
            <text:p>17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0m3</text:p>
          </table:table-cell>
          <table:table-cell office:value-type="float" office:value="17.9">
            <text:p>17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Cerastoderma edule</text:p>
          </table:table-cell>
          <table:table-cell table:style-name="ce3" office:value-type="string">
            <text:p>3m3</text:p>
          </table:table-cell>
          <table:table-cell office:value-type="float" office:value="18.8">
            <text:p>18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3</text:p>
          </table:table-cell>
          <table:table-cell office:value-type="float" office:value="2.3">
            <text:p>2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3</text:p>
          </table:table-cell>
          <table:table-cell office:value-type="float" office:value="8.2">
            <text:p>8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3</text:p>
          </table:table-cell>
          <table:table-cell office:value-type="float" office:value="9.2">
            <text:p>9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3</text:p>
          </table:table-cell>
          <table:table-cell office:value-type="float" office:value="11.6">
            <text:p>11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3</text:p>
          </table:table-cell>
          <table:table-cell office:value-type="float" office:value="17.2">
            <text:p>17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8m1</text:p>
          </table:table-cell>
          <table:table-cell office:value-type="float" office:value="18.4">
            <text:p>18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0m2</text:p>
          </table:table-cell>
          <table:table-cell office:value-type="float" office:value="11.7">
            <text:p>11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0m2</text:p>
          </table:table-cell>
          <table:table-cell office:value-type="float" office:value="17">
            <text:p>17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9m2</text:p>
          </table:table-cell>
          <table:table-cell office:value-type="float" office:value="13.5">
            <text:p>13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9m2</text:p>
          </table:table-cell>
          <table:table-cell office:value-type="float" office:value="3.9">
            <text:p>3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4m1</text:p>
          </table:table-cell>
          <table:table-cell office:value-type="float" office:value="18.8">
            <text:p>18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1</text:p>
          </table:table-cell>
          <table:table-cell office:value-type="float" office:value="3.7">
            <text:p>3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1</text:p>
          </table:table-cell>
          <table:table-cell office:value-type="float" office:value="10.7">
            <text:p>10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1</text:p>
          </table:table-cell>
          <table:table-cell office:value-type="float" office:value="9.5">
            <text:p>9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3m1</text:p>
          </table:table-cell>
          <table:table-cell office:value-type="float" office:value="16.8">
            <text:p>16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m2</text:p>
          </table:table-cell>
          <table:table-cell office:value-type="float" office:value="13.4">
            <text:p>13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m2</text:p>
          </table:table-cell>
          <table:table-cell office:value-type="float" office:value="7.8">
            <text:p>7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9m3</text:p>
          </table:table-cell>
          <table:table-cell office:value-type="float" office:value="3.8">
            <text:p>3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9m3</text:p>
          </table:table-cell>
          <table:table-cell office:value-type="float" office:value="4">
            <text:p>4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9m3</text:p>
          </table:table-cell>
          <table:table-cell office:value-type="float" office:value="4.3">
            <text:p>4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9m3</text:p>
          </table:table-cell>
          <table:table-cell office:value-type="float" office:value="8.6">
            <text:p>8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Cerastoderma edule</text:p>
          </table:table-cell>
          <table:table-cell table:style-name="ce3" office:value-type="string">
            <text:p>6m2</text:p>
          </table:table-cell>
          <table:table-cell office:value-type="float" office:value="39.9">
            <text:p>39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6m2</text:p>
          </table:table-cell>
          <table:table-cell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m3</text:p>
          </table:table-cell>
          <table:table-cell office:value-type="float" office:value="4">
            <text:p>4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m3</text:p>
          </table:table-cell>
          <table:table-cell office:value-type="float" office:value="13">
            <text:p>13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m3</text:p>
          </table:table-cell>
          <table:table-cell office:value-type="float" office:value="13.6">
            <text:p>13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m3</text:p>
          </table:table-cell>
          <table:table-cell office:value-type="float" office:value="13.5">
            <text:p>13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m3</text:p>
          </table:table-cell>
          <table:table-cell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m3</text:p>
          </table:table-cell>
          <table:table-cell office:value-type="float" office:value="18.9">
            <text:p>18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m1</text:p>
          </table:table-cell>
          <table:table-cell office:value-type="float" office:value="10.3">
            <text:p>10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m1</text:p>
          </table:table-cell>
          <table:table-cell office:value-type="float" office:value="18.1">
            <text:p>18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4m3</text:p>
          </table:table-cell>
          <table:table-cell office:value-type="float" office:value="2.7">
            <text:p>2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4m3</text:p>
          </table:table-cell>
          <table:table-cell office:value-type="float" office:value="12.8">
            <text:p>12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4m3</text:p>
          </table:table-cell>
          <table:table-cell office:value-type="float" office:value="16.4">
            <text:p>16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4m3</text:p>
          </table:table-cell>
          <table:table-cell office:value-type="float" office:value="15.3">
            <text:p>15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9m1</text:p>
          </table:table-cell>
          <table:table-cell office:value-type="float" office:value="13.8">
            <text:p>13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9m1</text:p>
          </table:table-cell>
          <table:table-cell office:value-type="float" office:value="15.7">
            <text:p>15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9m1</text:p>
          </table:table-cell>
          <table:table-cell office:value-type="float" office:value="15.8">
            <text:p>15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3m3</text:p>
          </table:table-cell>
          <table:table-cell office:value-type="float" office:value="4.1">
            <text:p>4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3m3</text:p>
          </table:table-cell>
          <table:table-cell office:value-type="float" office:value="4">
            <text:p>4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3m3</text:p>
          </table:table-cell>
          <table:table-cell office:value-type="float" office:value="15.9">
            <text:p>15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7m3</text:p>
          </table:table-cell>
          <table:table-cell office:value-type="float" office:value="2.9">
            <text:p>2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7m3</text:p>
          </table:table-cell>
          <table:table-cell office:value-type="float" office:value="13.5">
            <text:p>13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7m3</text:p>
          </table:table-cell>
          <table:table-cell office:value-type="float" office:value="18.8">
            <text:p>18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9m1</text:p>
          </table:table-cell>
          <table:table-cell office:value-type="float" office:value="16.7">
            <text:p>16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9m1</text:p>
          </table:table-cell>
          <table:table-cell office:value-type="float" office:value="15.7">
            <text:p>15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9m1</text:p>
          </table:table-cell>
          <table:table-cell office:value-type="float" office:value="16.1">
            <text:p>16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2m1</text:p>
          </table:table-cell>
          <table:table-cell office:value-type="float" office:value="3.9">
            <text:p>3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2m1</text:p>
          </table:table-cell>
          <table:table-cell office:value-type="float" office:value="14.8">
            <text:p>14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2m1</text:p>
          </table:table-cell>
          <table:table-cell office:value-type="float" office:value="16.2">
            <text:p>16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2m1</text:p>
          </table:table-cell>
          <table:table-cell office:value-type="float" office:value="18.8">
            <text:p>18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2m1</text:p>
          </table:table-cell>
          <table:table-cell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2m1</text:p>
          </table:table-cell>
          <table:table-cell office:value-type="float" office:value="17.2">
            <text:p>17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2m2</text:p>
          </table:table-cell>
          <table:table-cell office:value-type="float" office:value="14.9">
            <text:p>14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0m2</text:p>
          </table:table-cell>
          <table:table-cell office:value-type="float" office:value="7.1">
            <text:p>7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4m3</text:p>
          </table:table-cell>
          <table:table-cell office:value-type="float" office:value="9.3">
            <text:p>9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4m3</text:p>
          </table:table-cell>
          <table:table-cell office:value-type="float" office:value="20.1">
            <text:p>20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4m2</text:p>
          </table:table-cell>
          <table:table-cell office:value-type="float" office:value="8.1">
            <text:p>8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4m2</text:p>
          </table:table-cell>
          <table:table-cell office:value-type="float" office:value="12.5">
            <text:p>12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4m2</text:p>
          </table:table-cell>
          <table:table-cell office:value-type="float" office:value="11.3">
            <text:p>11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4m2</text:p>
          </table:table-cell>
          <table:table-cell office:value-type="float" office:value="13.3">
            <text:p>13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4m2</text:p>
          </table:table-cell>
          <table:table-cell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4m1</text:p>
          </table:table-cell>
          <table:table-cell office:value-type="float" office:value="20">
            <text:p>20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9m2</text:p>
          </table:table-cell>
          <table:table-cell office:value-type="float" office:value="17">
            <text:p>17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3m2</text:p>
          </table:table-cell>
          <table:table-cell office:value-type="float" office:value="9.6">
            <text:p>9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3m2</text:p>
          </table:table-cell>
          <table:table-cell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7m2</text:p>
          </table:table-cell>
          <table:table-cell office:value-type="float" office:value="16.1">
            <text:p>16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1m2</text:p>
          </table:table-cell>
          <table:table-cell office:value-type="float" office:value="3.4">
            <text:p>3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1m2</text:p>
          </table:table-cell>
          <table:table-cell office:value-type="float" office:value="4.4">
            <text:p>4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1m2</text:p>
          </table:table-cell>
          <table:table-cell office:value-type="float" office:value="16.4">
            <text:p>16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1m2</text:p>
          </table:table-cell>
          <table:table-cell office:value-type="float" office:value="19.8">
            <text:p>19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1m2</text:p>
          </table:table-cell>
          <table:table-cell office:value-type="float" office:value="18.7">
            <text:p>18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8m1</text:p>
          </table:table-cell>
          <table:table-cell office:value-type="float" office:value="12.7">
            <text:p>12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8m1</text:p>
          </table:table-cell>
          <table:table-cell office:value-type="float" office:value="11.6">
            <text:p>11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9m3</text:p>
          </table:table-cell>
          <table:table-cell office:value-type="float" office:value="10.3">
            <text:p>10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9m3</text:p>
          </table:table-cell>
          <table:table-cell office:value-type="float" office:value="10.1">
            <text:p>10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2m3</text:p>
          </table:table-cell>
          <table:table-cell office:value-type="float" office:value="10.2">
            <text:p>10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1m3</text:p>
          </table:table-cell>
          <table:table-cell office:value-type="float" office:value="5.5">
            <text:p>5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1m3</text:p>
          </table:table-cell>
          <table:table-cell office:value-type="float" office:value="18.6">
            <text:p>18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1m3</text:p>
          </table:table-cell>
          <table:table-cell office:value-type="float" office:value="16.6">
            <text:p>16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1m3</text:p>
          </table:table-cell>
          <table:table-cell office:value-type="float" office:value="18.2">
            <text:p>18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0m3</text:p>
          </table:table-cell>
          <table:table-cell office:value-type="float" office:value="14.8">
            <text:p>14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0m3</text:p>
          </table:table-cell>
          <table:table-cell office:value-type="float" office:value="17.8">
            <text:p>17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5m3</text:p>
          </table:table-cell>
          <table:table-cell office:value-type="float" office:value="11.5">
            <text:p>11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5m3</text:p>
          </table:table-cell>
          <table:table-cell office:value-type="float" office:value="18">
            <text:p>18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5m3</text:p>
          </table:table-cell>
          <table:table-cell office:value-type="float" office:value="15.8">
            <text:p>15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5m3</text:p>
          </table:table-cell>
          <table:table-cell office:value-type="float" office:value="17.6">
            <text:p>17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3m1</text:p>
          </table:table-cell>
          <table:table-cell office:value-type="float" office:value="19.9">
            <text:p>19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3m3</text:p>
          </table:table-cell>
          <table:table-cell office:value-type="float" office:value="15.3">
            <text:p>15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1m1</text:p>
          </table:table-cell>
          <table:table-cell office:value-type="float" office:value="16.6">
            <text:p>16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Cerastoderma edule</text:p>
          </table:table-cell>
          <table:table-cell table:style-name="ce3" office:value-type="string">
            <text:p>16m3</text:p>
          </table:table-cell>
          <table:table-cell office:value-type="float" office:value="21.8">
            <text:p>21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6m3</text:p>
          </table:table-cell>
          <table:table-cell office:value-type="float" office:value="15.7">
            <text:p>15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6m3</text:p>
          </table:table-cell>
          <table:table-cell office:value-type="float" office:value="12">
            <text:p>12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8m3</text:p>
          </table:table-cell>
          <table:table-cell office:value-type="float" office:value="10.7">
            <text:p>10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8m3</text:p>
          </table:table-cell>
          <table:table-cell office:value-type="float" office:value="11.1">
            <text:p>11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8m3</text:p>
          </table:table-cell>
          <table:table-cell office:value-type="float" office:value="15.1">
            <text:p>15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8m3</text:p>
          </table:table-cell>
          <table:table-cell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7m1</text:p>
          </table:table-cell>
          <table:table-cell office:value-type="float" office:value="3.1">
            <text:p>3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7m1</text:p>
          </table:table-cell>
          <table:table-cell office:value-type="float" office:value="18.1">
            <text:p>18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3m2</text:p>
          </table:table-cell>
          <table:table-cell office:value-type="float" office:value="11.6">
            <text:p>11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4m1</text:p>
          </table:table-cell>
          <table:table-cell office:value-type="float" office:value="12.9">
            <text:p>12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4m1</text:p>
          </table:table-cell>
          <table:table-cell office:value-type="float" office:value="16.5">
            <text:p>16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4m1</text:p>
          </table:table-cell>
          <table:table-cell office:value-type="float" office:value="16.3">
            <text:p>16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3m1</text:p>
          </table:table-cell>
          <table:table-cell office:value-type="float" office:value="7.4">
            <text:p>7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3m1</text:p>
          </table:table-cell>
          <table:table-cell office:value-type="float" office:value="12.5">
            <text:p>12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23m1</text:p>
          </table:table-cell>
          <table:table-cell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5m1</text:p>
          </table:table-cell>
          <table:table-cell office:value-type="float" office:value="2.5">
            <text:p>2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5m1</text:p>
          </table:table-cell>
          <table:table-cell office:value-type="float" office:value="8.2">
            <text:p>8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5m1</text:p>
          </table:table-cell>
          <table:table-cell office:value-type="float" office:value="7.3">
            <text:p>7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5m1</text:p>
          </table:table-cell>
          <table:table-cell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5m1</text:p>
          </table:table-cell>
          <table:table-cell office:value-type="float" office:value="15">
            <text:p>15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15m1</text:p>
          </table:table-cell>
          <table:table-cell office:value-type="float" office:value="19.9">
            <text:p>19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10</text:p>
          </table:table-cell>
          <table:table-cell table:style-name="ce3" office:value-type="float" office:value="3.5">
            <text:p>3,5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9</text:p>
          </table:table-cell>
          <table:table-cell table:style-name="ce3" office:value-type="float" office:value="14.2">
            <text:p>14,2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2</text:p>
          </table:table-cell>
          <table:table-cell table:style-name="ce3" office:value-type="float" office:value="10">
            <text:p>10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2</text:p>
          </table:table-cell>
          <table:table-cell table:style-name="ce3" office:value-type="float" office:value="14.9">
            <text:p>14,9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2</text:p>
          </table:table-cell>
          <table:table-cell table:style-name="ce3" office:value-type="float" office:value="16.6">
            <text:p>16,6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1</text:p>
          </table:table-cell>
          <table:table-cell table:style-name="ce3" office:value-type="float" office:value="4">
            <text:p>4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4</text:p>
          </table:table-cell>
          <table:table-cell table:style-name="ce3" office:value-type="float" office:value="5.8">
            <text:p>5,8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3</text:p>
          </table:table-cell>
          <table:table-cell table:style-name="ce3" office:value-type="float" office:value="15.1">
            <text:p>15,1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4</text:p>
          </table:table-cell>
          <table:table-cell table:style-name="ce3" office:value-type="float" office:value="16.2">
            <text:p>16,2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7</text:p>
          </table:table-cell>
          <table:table-cell table:style-name="ce3" office:value-type="float" office:value="2.2">
            <text:p>2,2</text:p>
          </table:table-cell>
          <table:table-cell office:value-type="string">
            <text:p>верх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11</text:p>
          </table:table-cell>
          <table:table-cell table:style-name="ce3" office:value-type="float" office:value="3.5">
            <text:p>3,5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12</text:p>
          </table:table-cell>
          <table:table-cell table:style-name="ce3" office:value-type="float" office:value="11.8">
            <text:p>11,8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12</text:p>
          </table:table-cell>
          <table:table-cell table:style-name="ce3" office:value-type="float" office:value="19.1">
            <text:p>19,1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13</text:p>
          </table:table-cell>
          <table:table-cell table:style-name="ce3" office:value-type="float" office:value="15.4">
            <text:p>15,4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14</text:p>
          </table:table-cell>
          <table:table-cell table:style-name="ce3" office:value-type="float" office:value="3.9">
            <text:p>3,9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14</text:p>
          </table:table-cell>
          <table:table-cell table:style-name="ce3" office:value-type="float" office:value="4.2">
            <text:p>4,2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Macoma balthica</text:p>
          </table:table-cell>
          <table:table-cell table:style-name="ce3" office:value-type="string">
            <text:p>MP-15</text:p>
          </table:table-cell>
          <table:table-cell table:style-name="ce3" office:value-type="float" office:value="5">
            <text:p>5</text:p>
          </table:table-cell>
          <table:table-cell office:value-type="string">
            <text:p>низ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7.9">
            <text:p>37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7.2">
            <text:p>37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5.5">
            <text:p>35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9.1">
            <text:p>19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1.1">
            <text:p>21,1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7">
            <text:p>17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6">
            <text:p>17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5.3">
            <text:p>15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2.2">
            <text:p>12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9.4">
            <text:p>39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8">
            <text:p>32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6.4">
            <text:p>16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.2">
            <text:p>20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9.3">
            <text:p>19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4.7">
            <text:p>34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0.5">
            <text:p>20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9.6">
            <text:p>19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4.4">
            <text:p>34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40.8">
            <text:p>40,8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9.6">
            <text:p>39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5.6">
            <text:p>35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2.4">
            <text:p>32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7.5">
            <text:p>37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5.5">
            <text:p>35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3.3">
            <text:p>33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5.7">
            <text:p>35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4.6">
            <text:p>34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9.9">
            <text:p>19,9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7">
            <text:p>37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7.7">
            <text:p>37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7.3">
            <text:p>27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7">
            <text:p>23,7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1.3">
            <text:p>21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9.4">
            <text:p>19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8.3">
            <text:p>18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40">
            <text:p>40,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6.4">
            <text:p>36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5.3">
            <text:p>35,3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table:style-name="ce3" office:value-type="float" office:value="17.4">
            <text:p>17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9.4">
            <text:p>9,4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23.2">
            <text:p>23,2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17.6">
            <text:p>17,6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.5">
            <text:p>3,5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erastoderma edule</text:p>
          </table:table-cell>
          <table:table-cell office:value-type="string">
            <text:p>kach</text:p>
          </table:table-cell>
          <table:table-cell office:value-type="float" office:value="3.8">
            <text:p>3,8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office:value-type="string">
            <text:p>Mya arenaria</text:p>
          </table:table-cell>
          <table:table-cell table:style-name="ce3" office:value-type="string">
            <text:p>M-13</text:p>
          </table:table-cell>
          <table:table-cell office:value-type="float" office:value="16.7">
            <text:p>16,7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office:value-type="string">
            <text:p>Mya arenaria</text:p>
          </table:table-cell>
          <table:table-cell table:style-name="ce3" office:value-type="string">
            <text:p>M-13</text:p>
          </table:table-cell>
          <table:table-cell office:value-type="float" office:value="6.9">
            <text:p>6,9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office:value-type="string">
            <text:p>Mya arenaria</text:p>
          </table:table-cell>
          <table:table-cell table:style-name="ce3" office:value-type="string">
            <text:p>M-14</text:p>
          </table:table-cell>
          <table:table-cell office:value-type="float" office:value="3.3">
            <text:p>3,3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office:value-type="string">
            <text:p>Mya arenaria</text:p>
          </table:table-cell>
          <table:table-cell table:style-name="ce3" office:value-type="string">
            <text:p>M-15</text:p>
          </table:table-cell>
          <table:table-cell office:value-type="float" office:value="3.2">
            <text:p>3,2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office:value-type="string">
            <text:p>Mya arenaria</text:p>
          </table:table-cell>
          <table:table-cell table:style-name="ce3" office:value-type="string">
            <text:p>M-15</text:p>
          </table:table-cell>
          <table:table-cell office:value-type="float" office:value="3.4">
            <text:p>3,4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office:value-type="string">
            <text:p>Mya arenaria</text:p>
          </table:table-cell>
          <table:table-cell table:style-name="ce3" office:value-type="string">
            <text:p>V-1</text:p>
          </table:table-cell>
          <table:table-cell office:value-type="float" office:value="25.2">
            <text:p>25,2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office:value-type="string">
            <text:p>Mya arenaria</text:p>
          </table:table-cell>
          <table:table-cell table:style-name="ce3" office:value-type="string">
            <text:p>III-3</text:p>
          </table:table-cell>
          <table:table-cell office:value-type="float" office:value="2.1">
            <text:p>2,1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office:value-type="string">
            <text:p>Mya arenaria</text:p>
          </table:table-cell>
          <table:table-cell table:style-name="ce3" office:value-type="string">
            <text:p>III-2</text:p>
          </table:table-cell>
          <table:table-cell office:value-type="float" office:value="1.9">
            <text:p>1,9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office:value-type="string">
            <text:p>Mya arenaria</text:p>
          </table:table-cell>
          <table:table-cell table:style-name="ce3" office:value-type="string">
            <text:p>I-3</text:p>
          </table:table-cell>
          <table:table-cell office:value-type="float" office:value="35.5">
            <text:p>35,5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office:value-type="string">
            <text:p>Mya arenaria</text:p>
          </table:table-cell>
          <table:table-cell table:style-name="ce3" office:value-type="string">
            <text:p>VII-2</text:p>
          </table:table-cell>
          <table:table-cell office:value-type="float" office:value="21.1">
            <text:p>21,1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office:value-type="string">
            <text:p>Mya arenaria</text:p>
          </table:table-cell>
          <table:table-cell table:style-name="ce20" office:value-type="string">
            <text:p>VII-3</text:p>
          </table:table-cell>
          <table:table-cell table:style-name="ce20" office:value-type="float" office:value="6.3">
            <text:p>6,3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3" office:value-type="string">
            <text:p>I-1</text:p>
          </table:table-cell>
          <table:table-cell office:value-type="float" office:value="7.8">
            <text:p>7,8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3" office:value-type="string">
            <text:p>V-2</text:p>
          </table:table-cell>
          <table:table-cell office:value-type="float" office:value="11.2">
            <text:p>11,2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3" office:value-type="string">
            <text:p>VIII-2</text:p>
          </table:table-cell>
          <table:table-cell office:value-type="float" office:value="11.8">
            <text:p>11,8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3" office:value-type="string">
            <text:p>VII-2</text:p>
          </table:table-cell>
          <table:table-cell office:value-type="float" office:value="9">
            <text:p>9,0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3" office:value-type="string">
            <text:p>III-2</text:p>
          </table:table-cell>
          <table:table-cell office:value-type="float" office:value="16.5">
            <text:p>16,5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3" office:value-type="string">
            <text:p>III-1</text:p>
          </table:table-cell>
          <table:table-cell office:value-type="float" office:value="13.8">
            <text:p>13,8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1" office:value-type="string">
            <text:p>M-2</text:p>
          </table:table-cell>
          <table:table-cell office:value-type="float" office:value="32.5">
            <text:p>32,5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1" office:value-type="string">
            <text:p>M-3</text:p>
          </table:table-cell>
          <table:table-cell office:value-type="float" office:value="18">
            <text:p>18,0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1" office:value-type="string">
            <text:p>M-19</text:p>
          </table:table-cell>
          <table:table-cell office:value-type="float" office:value="14.6">
            <text:p>14,6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1" office:value-type="string">
            <text:p>M-15</text:p>
          </table:table-cell>
          <table:table-cell office:value-type="float" office:value="27.8">
            <text:p>27,8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1" office:value-type="string">
            <text:p>M-16</text:p>
          </table:table-cell>
          <table:table-cell office:value-type="float" office:value="22">
            <text:p>22,0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1" office:value-type="string">
            <text:p>M-13</text:p>
          </table:table-cell>
          <table:table-cell office:value-type="float" office:value="10.6">
            <text:p>10,6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office:value-type="string">
            <text:p>kach</text:p>
          </table:table-cell>
          <table:table-cell office:value-type="float" office:value="31.5">
            <text:p>31,5</text:p>
          </table:table-cell>
          <table:table-cell table:style-name="ce21" office:value-type="string">
            <text:p>кач.VI-II</text:p>
          </table:table-cell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2" office:value-type="string">
            <text:p>M-21</text:p>
          </table:table-cell>
          <table:table-cell table:style-name="ce30" office:value-type="float" office:value="15.3">
            <text:p>15,3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2" office:value-type="string">
            <text:p>M-21</text:p>
          </table:table-cell>
          <table:table-cell table:style-name="ce32" office:value-type="float" office:value="10.9">
            <text:p>10,9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2" office:value-type="string">
            <text:p>M-21</text:p>
          </table:table-cell>
          <table:table-cell table:style-name="ce32" office:value-type="float" office:value="11.8">
            <text:p>11,8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3" office:value-type="string">
            <text:p>M-20</text:p>
          </table:table-cell>
          <table:table-cell table:style-name="ce30" office:value-type="float" office:value="17.2">
            <text:p>17,2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3" office:value-type="string">
            <text:p>M-20</text:p>
          </table:table-cell>
          <table:table-cell table:style-name="ce32" office:value-type="float" office:value="15.3">
            <text:p>15,3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3" office:value-type="string">
            <text:p>M-20</text:p>
          </table:table-cell>
          <table:table-cell table:style-name="ce32" office:value-type="float" office:value="19.4">
            <text:p>19,4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3" office:value-type="string">
            <text:p>M-20</text:p>
          </table:table-cell>
          <table:table-cell table:style-name="ce31" office:value-type="float" office:value="10.3">
            <text:p>10,3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1" office:value-type="string">
            <text:p>M-6</text:p>
          </table:table-cell>
          <table:table-cell office:value-type="float" office:value="4.5">
            <text:p>4,5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3" office:value-type="string">
            <text:p>M-7</text:p>
          </table:table-cell>
          <table:table-cell table:style-name="ce49" office:value-type="float" office:value="7.9">
            <text:p>7,9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3" office:value-type="string">
            <text:p>M-7</text:p>
          </table:table-cell>
          <table:table-cell table:style-name="ce50" office:value-type="float" office:value="12.9">
            <text:p>12,9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Mya arenaria</text:p>
          </table:table-cell>
          <table:table-cell table:style-name="ce21" office:value-type="string">
            <text:p>M-25</text:p>
          </table:table-cell>
          <table:table-cell office:value-type="float" office:value="11.6">
            <text:p>11,6</text:p>
          </table:table-cell>
          <table:table-cell/>
        </table:table-row>
        <table:table-row table:style-name="ro6">
          <table:table-cell office:value-type="float" office:value="2004">
            <text:p>2004</text:p>
          </table:table-cell>
          <table:table-cell office:value-type="string">
            <text:p>Mya arenaria</text:p>
          </table:table-cell>
          <table:table-cell table:style-name="ce24" office:value-type="string">
            <text:p>M-14</text:p>
          </table:table-cell>
          <table:table-cell table:style-name="ce24" office:value-type="float" office:value="25.2">
            <text:p>25,2</text:p>
          </table:table-cell>
          <table:table-cell/>
        </table:table-row>
        <table:table-row table:style-name="ro6">
          <table:table-cell office:value-type="float" office:value="2004">
            <text:p>2004</text:p>
          </table:table-cell>
          <table:table-cell office:value-type="string">
            <text:p>Mya arenaria</text:p>
          </table:table-cell>
          <table:table-cell table:style-name="ce24" office:value-type="string">
            <text:p>M-23</text:p>
          </table:table-cell>
          <table:table-cell table:style-name="ce24" office:value-type="float" office:value="38.2">
            <text:p>38,2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office:value-type="string">
            <text:p>Mya arenaria</text:p>
          </table:table-cell>
          <table:table-cell table:style-name="ce3" office:value-type="string">
            <text:p>M-21</text:p>
          </table:table-cell>
          <table:table-cell table:style-name="ce3" office:value-type="float" office:value="34.7">
            <text:p>34,7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office:value-type="string">
            <text:p>Mya arenaria</text:p>
          </table:table-cell>
          <table:table-cell table:style-name="ce3" office:value-type="string">
            <text:p>M-21</text:p>
          </table:table-cell>
          <table:table-cell table:style-name="ce3" office:value-type="float" office:value="25.3">
            <text:p>25,3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office:value-type="string">
            <text:p>Mya arenaria</text:p>
          </table:table-cell>
          <table:table-cell table:style-name="ce3" office:value-type="string">
            <text:p>M-22</text:p>
          </table:table-cell>
          <table:table-cell table:style-name="ce3" office:value-type="float" office:value="2.5">
            <text:p>2,5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office:value-type="string">
            <text:p>Mya arenaria</text:p>
          </table:table-cell>
          <table:table-cell table:style-name="ce3" office:value-type="string">
            <text:p>M-22</text:p>
          </table:table-cell>
          <table:table-cell table:style-name="ce3" office:value-type="float" office:value="3">
            <text:p>3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office:value-type="string">
            <text:p>Mya arenaria</text:p>
          </table:table-cell>
          <table:table-cell table:style-name="ce3" office:value-type="string">
            <text:p>M-22</text:p>
          </table:table-cell>
          <table:table-cell table:style-name="ce3" office:value-type="float" office:value="2.2">
            <text:p>2,2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office:value-type="string">
            <text:p>Mya arenaria</text:p>
          </table:table-cell>
          <table:table-cell table:style-name="ce3" office:value-type="string">
            <text:p>M-6</text:p>
          </table:table-cell>
          <table:table-cell table:style-name="ce3" office:value-type="float" office:value="8">
            <text:p>8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office:value-type="string">
            <text:p>Mya arenaria</text:p>
          </table:table-cell>
          <table:table-cell table:style-name="ce3" office:value-type="string">
            <text:p>M-7</text:p>
          </table:table-cell>
          <table:table-cell table:style-name="ce3" office:value-type="float" office:value="36.6">
            <text:p>36,6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office:value-type="string">
            <text:p>Mya arenaria</text:p>
          </table:table-cell>
          <table:table-cell table:style-name="ce3" office:value-type="string">
            <text:p>M-7</text:p>
          </table:table-cell>
          <table:table-cell table:style-name="ce3" office:value-type="float" office:value="16">
            <text:p>16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office:value-type="string">
            <text:p>Mya arenaria</text:p>
          </table:table-cell>
          <table:table-cell table:style-name="ce3" office:value-type="string">
            <text:p>M-7</text:p>
          </table:table-cell>
          <table:table-cell table:style-name="ce3" office:value-type="float" office:value="4.2">
            <text:p>4,2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office:value-type="string">
            <text:p>Mya arenaria</text:p>
          </table:table-cell>
          <table:table-cell table:style-name="ce3" office:value-type="string">
            <text:p>M-7</text:p>
          </table:table-cell>
          <table:table-cell table:style-name="ce3" office:value-type="float" office:value="2.7">
            <text:p>2,7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office:value-type="string">
            <text:p>Mya arenaria</text:p>
          </table:table-cell>
          <table:table-cell table:style-name="ce3" office:value-type="string">
            <text:p>M-8</text:p>
          </table:table-cell>
          <table:table-cell table:style-name="ce3" office:value-type="float" office:value="4.3">
            <text:p>4,3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III-2</text:p>
          </table:table-cell>
          <table:table-cell office:value-type="float" office:value="14.4">
            <text:p>14,4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III-2</text:p>
          </table:table-cell>
          <table:table-cell office:value-type="float" office:value="17.8">
            <text:p>17,8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6m3</text:p>
          </table:table-cell>
          <table:table-cell office:value-type="float" office:value="25.6">
            <text:p>25,6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6m3</text:p>
          </table:table-cell>
          <table:table-cell office:value-type="float" office:value="25">
            <text:p>25,0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11m3</text:p>
          </table:table-cell>
          <table:table-cell office:value-type="float" office:value="27">
            <text:p>27,0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8m3</text:p>
          </table:table-cell>
          <table:table-cell office:value-type="float" office:value="29.6">
            <text:p>29,6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8m3</text:p>
          </table:table-cell>
          <table:table-cell office:value-type="float" office:value="26.2">
            <text:p>26,2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4m2</text:p>
          </table:table-cell>
          <table:table-cell office:value-type="float" office:value="29.3">
            <text:p>29,3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10m3</text:p>
          </table:table-cell>
          <table:table-cell office:value-type="float" office:value="29.9">
            <text:p>29,9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3m3</text:p>
          </table:table-cell>
          <table:table-cell office:value-type="float" office:value="23">
            <text:p>23,0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4m1</text:p>
          </table:table-cell>
          <table:table-cell office:value-type="float" office:value="24.4">
            <text:p>24,4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3m1</text:p>
          </table:table-cell>
          <table:table-cell office:value-type="float" office:value="25.8">
            <text:p>25,8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3m1</text:p>
          </table:table-cell>
          <table:table-cell office:value-type="float" office:value="17.7">
            <text:p>17,7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16m1</text:p>
          </table:table-cell>
          <table:table-cell office:value-type="float" office:value="18.6">
            <text:p>18,6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22m3</text:p>
          </table:table-cell>
          <table:table-cell office:value-type="float" office:value="28">
            <text:p>28,0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20m3</text:p>
          </table:table-cell>
          <table:table-cell office:value-type="float" office:value="30.4">
            <text:p>30,4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15m3</text:p>
          </table:table-cell>
          <table:table-cell office:value-type="float" office:value="25">
            <text:p>25,0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16m3</text:p>
          </table:table-cell>
          <table:table-cell office:value-type="float" office:value="27.7">
            <text:p>27,7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18m3</text:p>
          </table:table-cell>
          <table:table-cell office:value-type="float" office:value="20.9">
            <text:p>20,9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3" office:value-type="string">
            <text:p>Mya arenaria</text:p>
          </table:table-cell>
          <table:table-cell table:style-name="ce3" office:value-type="string">
            <text:p>23m1</text:p>
          </table:table-cell>
          <table:table-cell office:value-type="float" office:value="24">
            <text:p>24,0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2m2</text:p>
          </table:table-cell>
          <table:table-cell table:style-name="ce32" office:value-type="float" office:value="17.5">
            <text:p>17,5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2m3</text:p>
          </table:table-cell>
          <table:table-cell table:style-name="ce32" office:value-type="float" office:value="12.1">
            <text:p>12,1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3m1</text:p>
          </table:table-cell>
          <table:table-cell table:style-name="ce32" office:value-type="float" office:value="18.9">
            <text:p>18,9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3m2</text:p>
          </table:table-cell>
          <table:table-cell table:style-name="ce32" office:value-type="float" office:value="12.5">
            <text:p>12,5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3m3</text:p>
          </table:table-cell>
          <table:table-cell table:style-name="ce32" office:value-type="float" office:value="18">
            <text:p>18,0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3m3</text:p>
          </table:table-cell>
          <table:table-cell table:style-name="ce32" office:value-type="float" office:value="21.2">
            <text:p>21,2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4m2</text:p>
          </table:table-cell>
          <table:table-cell table:style-name="ce32" office:value-type="float" office:value="18">
            <text:p>18,0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6m1</text:p>
          </table:table-cell>
          <table:table-cell table:style-name="ce32" office:value-type="float" office:value="19.1">
            <text:p>19,1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6m3</text:p>
          </table:table-cell>
          <table:table-cell table:style-name="ce32" office:value-type="float" office:value="12.3">
            <text:p>12,3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6m3</text:p>
          </table:table-cell>
          <table:table-cell table:style-name="ce32" office:value-type="float" office:value="17.3">
            <text:p>17,3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7m1</text:p>
          </table:table-cell>
          <table:table-cell table:style-name="ce32" office:value-type="float" office:value="14.9">
            <text:p>14,9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8m3</text:p>
          </table:table-cell>
          <table:table-cell table:style-name="ce32" office:value-type="float" office:value="22.7">
            <text:p>22,7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9m3</text:p>
          </table:table-cell>
          <table:table-cell table:style-name="ce32" office:value-type="float" office:value="11.5">
            <text:p>11,5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2" office:value-type="string">
            <text:p>Mya arenaria</text:p>
          </table:table-cell>
          <table:table-cell table:style-name="ce2" office:value-type="string">
            <text:p>12m2</text:p>
          </table:table-cell>
          <table:table-cell table:style-name="ce32" office:value-type="float" office:value="11.9">
            <text:p>11,9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III-3</text:p>
          </table:table-cell>
          <table:table-cell table:style-name="Default" office:value-type="float" office:value="3.2">
            <text:p>3,2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1</text:p>
          </table:table-cell>
          <table:table-cell table:style-name="Default" office:value-type="float" office:value="3.2">
            <text:p>3,2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0</text:p>
          </table:table-cell>
          <table:table-cell table:style-name="Default" office:value-type="float" office:value="2.6">
            <text:p>2,6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20</text:p>
          </table:table-cell>
          <table:table-cell table:style-name="Default" office:value-type="float" office:value="31.2">
            <text:p>31,2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20</text:p>
          </table:table-cell>
          <table:table-cell table:style-name="Default" office:value-type="float" office:value="4.9">
            <text:p>4,9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5</text:p>
          </table:table-cell>
          <table:table-cell table:style-name="Default" office:value-type="float" office:value="40.5">
            <text:p>40,5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5</text:p>
          </table:table-cell>
          <table:table-cell table:style-name="Default" office:value-type="float" office:value="5.4">
            <text:p>5,4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5</text:p>
          </table:table-cell>
          <table:table-cell table:style-name="Default" office:value-type="float" office:value="8.1">
            <text:p>8,1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25</text:p>
          </table:table-cell>
          <table:table-cell table:style-name="Default" office:value-type="float" office:value="37.5">
            <text:p>37,5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25</text:p>
          </table:table-cell>
          <table:table-cell table:style-name="Default" office:value-type="float" office:value="3.4">
            <text:p>3,4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6</text:p>
          </table:table-cell>
          <table:table-cell table:style-name="Default" office:value-type="float" office:value="4.7">
            <text:p>4,7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6</text:p>
          </table:table-cell>
          <table:table-cell table:style-name="Default" office:value-type="float" office:value="5.7">
            <text:p>5,7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6</text:p>
          </table:table-cell>
          <table:table-cell table:style-name="Default" office:value-type="float" office:value="4">
            <text:p>4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7</text:p>
          </table:table-cell>
          <table:table-cell table:style-name="Default" office:value-type="float" office:value="7.3">
            <text:p>7,3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7</text:p>
          </table:table-cell>
          <table:table-cell table:style-name="Default" office:value-type="float" office:value="4.5">
            <text:p>4,5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9</text:p>
          </table:table-cell>
          <table:table-cell table:style-name="Default" office:value-type="float" office:value="8.3">
            <text:p>8,3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9</text:p>
          </table:table-cell>
          <table:table-cell table:style-name="Default" office:value-type="float" office:value="7.2">
            <text:p>7,2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9</text:p>
          </table:table-cell>
          <table:table-cell table:style-name="Default" office:value-type="float" office:value="14.3">
            <text:p>14,3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3</text:p>
          </table:table-cell>
          <table:table-cell table:style-name="Default" office:value-type="float" office:value="3.1">
            <text:p>3,1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3</text:p>
          </table:table-cell>
          <table:table-cell table:style-name="Default" office:value-type="float" office:value="6.1">
            <text:p>6,1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4</text:p>
          </table:table-cell>
          <table:table-cell table:style-name="Default" office:value-type="float" office:value="6.7">
            <text:p>6,7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14</text:p>
          </table:table-cell>
          <table:table-cell table:style-name="Default" office:value-type="float" office:value="5.3">
            <text:p>5,3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24</text:p>
          </table:table-cell>
          <table:table-cell table:style-name="Default" office:value-type="float" office:value="3.7">
            <text:p>3,7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23</text:p>
          </table:table-cell>
          <table:table-cell table:style-name="Default" office:value-type="float" office:value="4.9">
            <text:p>4,9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22</text:p>
          </table:table-cell>
          <table:table-cell table:style-name="Default" office:value-type="float" office:value="3">
            <text:p>3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22</text:p>
          </table:table-cell>
          <table:table-cell table:style-name="Default" office:value-type="float" office:value="3.2">
            <text:p>3,2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22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2" office:value-type="string">
            <text:p>Mya arenaria</text:p>
          </table:table-cell>
          <table:table-cell office:value-type="string">
            <text:p>M-21</text:p>
          </table:table-cell>
          <table:table-cell table:style-name="Default" office:value-type="float" office:value="3.1">
            <text:p>3,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E130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6" number:min-integer-digits="1"/>
    </number:number-style>
    <number:number-style style:name="N159">
      <number:number number:decimal-places="8" number:min-integer-digits="1"/>
    </number:number-style>
    <number:number-style style:name="N160">
      <number:number number:decimal-places="7" number:min-integer-digits="1"/>
    </number:number-style>
    <number:number-style style:name="N162P0" style:volatile="true">
      <number:text>Да</number:text>
    </number:number-style>
    <number:number-style style:name="N162P1" style:volatile="true">
      <number:text>Да</number:text>
    </number:number-style>
    <number:number-style style:name="N162">
      <number:text>Нет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Истина</number:text>
    </number:number-style>
    <number:number-style style:name="N164P1" style:volatile="true">
      <number:text>Истина</number:text>
    </number:number-style>
    <number:number-style style:name="N164">
      <number:text>Ложь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Вкл</number:text>
    </number:number-style>
    <number:number-style style:name="N166P1" style:volatile="true">
      <number:text>Вкл</number:text>
    </number:number-style>
    <number:number-style style:name="N166">
      <number:text>Выкл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6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68P0"/>
    </number:currency-style>
    <number:date-style style:name="N169">
      <number:day/>
      <number:text> </number:text>
      <number:month number:style="long" number:textual="true"/>
      <number:text> </number:text>
      <number:year number:style="long"/>
      <number:text> г.</number:text>
    </number:date-style>
    <number:percentage-style style:name="N170">
      <number:number number:decimal-places="1" number:min-integer-digits="1"/>
      <number:text>%</number:text>
    </number:percentage-style>
    <number:number-style style:name="N171">
      <number:number number:decimal-places="1" number:min-integer-digits="1" number:grouping="true"/>
      <number:text>   </number:text>
    </number:number-style>
    <number:date-style style:name="N172">
      <number:month number:textual="true"/>
      <number:text>.</number:text>
      <number:year number:style="long"/>
    </number:date-style>
    <number:currency-style style:name="N17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7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7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.00.0000</text:date>, <text:time style:data-style-name="N2" text:time-value="0000-00-00T11:56:4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5-14T16:16:48</meta:creation-date>
    <dc:date>2014-05-22T11:56:56</dc:date>
    <dc:creator>Sophia Nazarova</dc:creator>
    <meta:editing-duration>PT2H14M16S</meta:editing-duration>
    <meta:editing-cycles>12</meta:editing-cycles>
    <meta:generator>LibreOffice/3.6$Linux_X86_64 LibreOffice_project/360m1$Build-2</meta:generator>
    <meta:document-statistic meta:table-count="1" meta:cell-count="6032" meta:object-count="0"/>
  </office:meta>
</office:document-meta>
</file>